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LMRoman10" svg:font-family="LMRoman10" style:font-pitch="variable"/>
    <style:font-face style:name="cmr10" svg:font-family="cmr10"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241in" fo:margin-left="0.4896in" fo:margin-right="0.1944in" table:align="margins"/>
    </style:style>
    <style:style style:name="Table1.A" style:family="table-column">
      <style:table-column-properties style:column-width="1.241in" style:rel-column-width="13031*"/>
    </style:style>
    <style:style style:name="Table1.B" style:family="table-column">
      <style:table-column-properties style:column-width="1.7299in" style:rel-column-width="18164*"/>
    </style:style>
    <style:style style:name="Table1.C" style:family="table-column">
      <style:table-column-properties style:column-width="1.7306in" style:rel-column-width="18172*"/>
    </style:style>
    <style:style style:name="Table1.D" style:family="table-column">
      <style:table-column-properties style:column-width="1.5396in" style:rel-column-width="161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2049in" fo:margin-left="0.4806in" fo:margin-right="0.2396in" table:align="margins"/>
    </style:style>
    <style:style style:name="Table2.A" style:family="table-column">
      <style:table-column-properties style:column-width="1.25in" style:rel-column-width="13202*"/>
    </style:style>
    <style:style style:name="Table2.B" style:family="table-column">
      <style:table-column-properties style:column-width="1.7299in" style:rel-column-width="18270*"/>
    </style:style>
    <style:style style:name="Table2.C" style:family="table-column">
      <style:table-column-properties style:column-width="1.7306in" style:rel-column-width="18277*"/>
    </style:style>
    <style:style style:name="Table2.D" style:family="table-column">
      <style:table-column-properties style:column-width="1.4944in" style:rel-column-width="157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2951in" fo:margin-left="0.4806in" fo:margin-right="0.1493in" table:align="margins"/>
    </style:style>
    <style:style style:name="Table3.A" style:family="table-column">
      <style:table-column-properties style:column-width="1.25in" style:rel-column-width="1800*"/>
    </style:style>
    <style:style style:name="Table3.B" style:family="table-column">
      <style:table-column-properties style:column-width="1.7299in" style:rel-column-width="2491*"/>
    </style:style>
    <style:style style:name="Table3.C" style:family="table-column">
      <style:table-column-properties style:column-width="1.7306in" style:rel-column-width="2492*"/>
    </style:style>
    <style:style style:name="Table3.D" style:family="table-column">
      <style:table-column-properties style:column-width="1.5847in" style:rel-column-width="2282*"/>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cmr10"/>
    </style:style>
    <style:style style:name="P2" style:family="paragraph" style:parent-style-name="Standard">
      <style:paragraph-properties fo:margin-left="0in" fo:margin-right="0in" fo:text-align="start" style:justify-single-word="false" fo:text-indent="0in" style:auto-text-indent="false"/>
      <style:text-properties style:text-position="0% 100%" style:font-name="Liberation Serif" fo:font-size="12pt" fo:font-weight="bold" style:font-size-asian="10.5pt" style:font-weight-asian="bold" style:font-size-complex="12pt" style:font-weight-complex="bold"/>
    </style:style>
    <style:style style:name="P3" style:family="paragraph" style:parent-style-name="Standard">
      <style:paragraph-properties fo:margin-left="0in" fo:margin-right="0in" fo:text-align="start" style:justify-single-word="false" fo:text-indent="0in" style:auto-text-indent="false"/>
      <style:text-properties style:text-position="0% 100%" style:font-name="Liberation Serif" fo:font-size="12pt" style:text-underline-style="none" fo:font-weight="bold" style:font-size-asian="10.5pt" style:font-weight-asian="bold" style:font-size-complex="12pt"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text-position="0% 100%" style:font-name="Liberation Serif" fo:font-size="12pt" fo:font-weight="normal" style:font-size-asian="10.5pt" style:font-weight-asian="normal" style:font-size-complex="12pt"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text-position="0% 100%" style:font-name="Courier 10 Pitch"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fo:text-align="start" style:justify-single-word="false" fo:text-indent="0in" style:auto-text-indent="false" fo:break-before="page"/>
      <style:text-properties style:text-position="0% 100%" style:font-name="Liberation Serif" fo:font-size="12pt" fo:font-weight="bold" style:font-size-asian="10.5pt" style:font-weight-asian="bold" style:font-size-complex="12pt" style:font-weight-complex="bold"/>
    </style:style>
    <style:style style:name="P7" style:family="paragraph" style:parent-style-name="Standard">
      <style:paragraph-properties fo:text-align="center" style:justify-single-word="false"/>
      <style:text-properties style:text-position="0% 100%" style:font-name="LMRoman10" fo:font-size="18pt" style:font-size-asian="18pt" style:font-size-complex="18pt"/>
    </style:style>
    <style:style style:name="P8" style:family="paragraph" style:parent-style-name="Standard">
      <style:paragraph-properties fo:text-align="start" style:justify-single-word="false"/>
      <style:text-properties style:text-position="0% 100%" style:font-name="Liberation Serif" fo:font-size="12pt" fo:font-weight="bold" style:font-size-asian="10.5pt" style:font-weight-asian="bold" style:font-size-complex="12pt" style:font-weight-complex="bold"/>
    </style:style>
    <style:style style:name="P9" style:family="paragraph" style:parent-style-name="Standard">
      <style:paragraph-properties fo:margin-left="0.4925in" fo:margin-right="0in" fo:text-align="start" style:justify-single-word="false" fo:text-indent="0in" style:auto-text-indent="false"/>
      <style:text-properties style:text-position="0% 100%" style:font-name="Liberation Serif" fo:font-size="12pt" fo:font-weight="normal" style:font-size-asian="10.5pt" style:font-weight-asian="normal" style:font-size-complex="12pt" style:font-weight-complex="normal"/>
    </style:style>
    <style:style style:name="P10" style:family="paragraph" style:parent-style-name="Standard">
      <style:paragraph-properties fo:margin-left="0.4925in" fo:margin-right="0in" fo:text-align="start" style:justify-single-word="false" fo:text-indent="0in" style:auto-text-indent="false"/>
      <style:text-properties style:text-position="0% 100%" style:font-name="Liberation Serif"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margin-left="0.4925in" fo:margin-right="0in" fo:text-align="start" style:justify-single-word="false" fo:text-indent="0in" style:auto-text-indent="false"/>
      <style:text-properties style:text-position="0% 100%" style:font-name="Liberation Serif" fo:font-size="12pt" fo:font-style="italic" style:text-underline-style="none"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text-position="0% 100%" style:font-name="Liberation Serif" fo:font-size="12pt" fo:font-weight="bold" style:font-size-asian="10.5pt" style:font-weight-asian="bold" style:font-size-complex="12pt"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text-position="0% 100%" style:font-name="Liberation Serif"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text-position="0% 100%" style:font-name="Courier 10 Pitch" fo:font-size="12pt" fo:font-weight="normal" style:font-size-asian="10.5pt" style:font-weight-asian="normal" style:font-size-complex="12pt" style:font-weight-complex="normal"/>
    </style:style>
    <style:style style:name="P16" style:family="paragraph" style:parent-style-name="Standard">
      <style:paragraph-properties fo:margin-left="0.4925in" fo:margin-right="0in" fo:text-align="start" style:justify-single-word="false" fo:text-indent="0in" style:auto-text-indent="false"/>
      <style:text-properties style:text-position="0% 100%" style:font-name="Courier 10 Pitch"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4925in" fo:margin-right="0in" fo:text-align="start" style:justify-single-word="false" fo:text-indent="0in" style:auto-text-indent="false"/>
    </style:style>
    <style:style style:name="P18" style:family="paragraph" style:parent-style-name="Table_20_Contents">
      <style:paragraph-properties fo:text-align="start" style:justify-single-word="false"/>
      <style:text-properties style:font-name="Liberation Serif" fo:font-size="12pt" style:font-size-asian="10.5pt" style:font-size-complex="12pt"/>
    </style:style>
    <style:style style:name="P19" style:family="paragraph" style:parent-style-name="Table_20_Contents">
      <style:paragraph-properties fo:text-align="start" style:justify-single-word="false"/>
      <style:text-properties style:font-name="Liberation Serif" fo:font-size="12pt" fo:font-weight="bold" style:font-size-asian="10.5pt" style:font-weight-asian="bold" style:font-size-complex="12pt" style:font-weight-complex="bold"/>
    </style:style>
    <style:style style:name="P20" style:family="paragraph" style:parent-style-name="Standard">
      <style:paragraph-properties fo:margin-left="0.4925in" fo:margin-right="0in" fo:text-align="start" style:justify-single-word="false" fo:text-indent="0in" style:auto-text-indent="false"/>
      <style:text-properties style:text-position="0% 100%" style:font-name="Liberation Serif" fo:font-size="12pt" fo:font-weight="bold" style:font-size-asian="10.5pt" style:font-weight-asian="bold" style:font-size-complex="12pt" style:font-weight-complex="bold"/>
    </style:style>
    <style:style style:name="P21" style:family="paragraph" style:parent-style-name="Standard">
      <style:paragraph-properties fo:margin-left="0.4925in" fo:margin-right="0in" fo:text-align="start" style:justify-single-word="false" fo:text-indent="0in" style:auto-text-indent="false"/>
      <style:text-properties style:text-position="0% 100%" style:font-name="Liberation Serif" fo:font-size="12pt" fo:font-weight="normal" style:font-size-asian="10.5pt" style:font-weight-asian="normal" style:font-size-complex="12pt" style:font-weight-complex="normal"/>
    </style:style>
    <style:style style:name="P22" style:family="paragraph" style:parent-style-name="Standard">
      <style:paragraph-properties fo:margin-left="0.4925in" fo:margin-right="0in" fo:text-align="start" style:justify-single-word="false" fo:text-indent="0in" style:auto-text-indent="false"/>
      <style:text-properties style:text-position="0% 100%" style:font-name="Liberation Serif" fo:font-size="12pt" style:text-underline-style="none" fo:font-weight="normal" style:font-size-asian="10.5pt" style:font-weight-asian="normal" style:font-size-complex="12pt" style:font-weight-complex="normal"/>
    </style:style>
    <style:style style:name="P23" style:family="paragraph" style:parent-style-name="Standard">
      <style:paragraph-properties fo:margin-left="0.4925in" fo:margin-right="0in" fo:text-align="start" style:justify-single-word="false" fo:text-indent="0in" style:auto-text-indent="false"/>
      <style:text-properties style:text-position="0% 100%" style:font-name="Liberation Serif" fo:font-size="12pt" style:text-underline-style="none" fo:font-weight="bold" style:font-size-asian="10.5pt" style:font-weight-asian="bold" style:font-size-complex="12pt" style:font-weight-complex="bold"/>
    </style:style>
    <style:style style:name="P24" style:family="paragraph" style:parent-style-name="Standard" style:list-style-name="L1">
      <style:paragraph-properties fo:margin-left="0.4925in" fo:margin-right="0in" fo:text-align="start" style:justify-single-word="false" fo:text-indent="0in" style:auto-text-indent="false"/>
      <style:text-properties style:text-position="0% 100%" style:font-name="Liberation Serif" fo:font-size="12pt" style:text-underline-style="none" fo:font-weight="bold" style:font-size-asian="10.5pt" style:font-weight-asian="bold" style:font-size-complex="12pt" style:font-weight-complex="bold"/>
    </style:style>
    <style:style style:name="P25" style:family="paragraph" style:parent-style-name="Standard">
      <style:paragraph-properties fo:margin-left="0in" fo:margin-right="0in" fo:text-align="start" style:justify-single-word="false" fo:text-indent="0in" style:auto-text-indent="false"/>
      <style:text-properties style:text-position="0% 100%" style:font-name="Liberation Serif" fo:font-size="12pt" fo:font-weight="normal" style:font-size-asian="10.5pt" style:font-weight-asian="normal" style:font-size-complex="12pt" style:font-weight-complex="normal"/>
    </style:style>
    <style:style style:name="P26" style:family="paragraph" style:parent-style-name="Standard">
      <style:paragraph-properties fo:margin-left="0in" fo:margin-right="0in" fo:text-align="start" style:justify-single-word="false" fo:text-indent="0in" style:auto-text-indent="false"/>
      <style:text-properties style:text-position="0% 100%" style:font-name="Liberation Serif" fo:font-size="12pt" style:text-underline-style="none" fo:font-weight="bold" style:font-size-asian="10.5pt" style:font-weight-asian="bold" style:font-size-complex="12pt" style:font-weight-complex="bold"/>
    </style:style>
    <style:style style:name="P27" style:family="paragraph" style:parent-style-name="Table_20_Contents">
      <style:paragraph-properties fo:text-align="start" style:justify-single-word="false"/>
      <style:text-properties style:font-name="Liberation Serif" fo:font-size="12pt" style:font-size-asian="10.5pt" style:font-size-complex="12pt"/>
    </style:style>
    <style:style style:name="P28" style:family="paragraph" style:parent-style-name="Table_20_Contents">
      <style:paragraph-properties fo:text-align="start" style:justify-single-word="false"/>
      <style:text-properties style:font-name="Liberation Serif" fo:font-size="12pt" fo:font-weight="bold" style:font-size-asian="10.5pt" style:font-weight-asian="bold" style:font-size-complex="12pt" style:font-weight-complex="bold"/>
    </style:style>
    <style:style style:name="P29" style:family="paragraph">
      <style:paragraph-properties fo:margin-left="0in" fo:margin-right="0in" fo:margin-top="0in" fo:margin-bottom="0in" fo:line-height="100%" fo:text-align="center" text:enable-numbering="false" fo:text-indent="0in"/>
    </style:style>
    <style:style style:name="P3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1" style:family="paragraph">
      <style:paragraph-properties fo:margin-left="0in" fo:margin-right="0in" fo:margin-top="0in" fo:margin-bottom="0in" fo:line-height="100%" text:enable-numbering="false" fo:text-indent="0in"/>
    </style:style>
    <style:style style:name="P3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 style:family="text">
      <style:text-properties style:font-name="LMRoman10"/>
    </style:style>
    <style:style style:name="T2" style:family="text">
      <style:text-properties style:text-position="0% 100%"/>
    </style:style>
    <style:style style:name="T3" style:family="text">
      <style:text-properties style:text-position="0% 100%" style:font-name="LMRoman10"/>
    </style:style>
    <style:style style:name="T4" style:family="text">
      <style:text-properties style:text-position="0% 100%" style:font-name="Liberation Serif" fo:font-size="12pt" fo:font-weight="normal" style:font-size-asian="10.5pt" style:font-weight-asian="normal" style:font-size-complex="12pt" style:font-weight-complex="normal"/>
    </style:style>
    <style:style style:name="T5" style:family="text">
      <style:text-properties style:text-position="super 58%"/>
    </style:style>
    <style:style style:name="T6" style:family="text">
      <style:text-properties style:text-position="super 58%" fo:font-weight="bold" style:font-weight-asian="bold" style:font-weight-complex="bold"/>
    </style:style>
    <style:style style:name="T7" style:family="text">
      <style:text-properties style:text-position="sub 58%"/>
    </style:style>
    <style:style style:name="T8" style:family="text">
      <style:text-properties style:text-position="-33% 58%"/>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text-position="0% 100%" style:font-name="Liberation Serif" fo:font-size="12pt" fo:letter-spacing="normal" fo:font-weight="normal" style:font-size-asian="10.5pt" style:font-weight-asian="normal" style:font-size-complex="12pt" style:font-weight-complex="normal"/>
    </style:style>
    <style:style style:name="T13" style:family="text">
      <style:text-properties fo:font-weight="bold" style:font-weight-asian="bold" style:font-weight-complex="bold"/>
    </style:style>
    <style:style style:name="T14"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4016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28in"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28in"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28in"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16in"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36in"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36in"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36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36in"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28in"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28in"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28in"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16in"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28in"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28in"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36in"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28in"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28in"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16in"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svg:stroke-width="0in" svg:stroke-color="#000000" draw:marker-start="" draw:marker-start-width="0.1181in" draw:marker-start-center="false" draw:marker-end="" draw:marker-end-width="0.1181in" draw:marker-end-center="false" draw:fill="none" draw:fill-color="#ffffff" fo:min-height="0.1736in"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16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08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svg:stroke-width="0in" svg:stroke-color="#000000" draw:marker-start="" draw:marker-start-width="0.1181in" draw:marker-start-center="false" draw:marker-end="" draw:marker-end-width="0.1181in" draw:marker-end-center="false" draw:fill="none" draw:fill-color="#ffffff" fo:min-height="0.2626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1in"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1in"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none" svg:stroke-width="0in" svg:stroke-color="#000000" draw:marker-start="" draw:marker-start-width="0.1181in" draw:marker-start-center="false" draw:marker-end="" draw:marker-end-width="0.1181in" draw:marker-end-center="false" draw:fill="none" draw:fill-color="#ffffff" fo:min-height="0.3307in"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1in"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1in"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none" svg:stroke-width="0in" svg:stroke-color="#000000" draw:marker-start="" draw:marker-start-width="0.1181in" draw:marker-start-center="false" draw:marker-end="" draw:marker-end-width="0.1181in" draw:marker-end-center="false" draw:fill="none" draw:fill-color="#ffffff" fo:min-height="0.3307in"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1in"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3299in"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7"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1in"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57in"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ormal Languages Midterm, 3rd Quarter</text:p>
      <text:p text:style-name="P7"/>
      <text:p text:style-name="P8">1.</text:p>
      <text:p text:style-name="P9">(a) </text:p>
      <text:p text:style-name="P9">I'll call the following representation Rf(M)</text:p>
      <text:p text:style-name="P9">I use the same encoding as shown in 11.5, except for the following:</text:p>
      <text:p text:style-name="P9">let f = qj `elem` F</text:p>
      <text:p text:style-name="P9"><text:tab/>where elem is the predicate testing set membership, returning boolean</text:p>
      <text:p text:style-name="P9">if f = true then en(f) = 11 else en(f) = 1</text:p>
      <text:p text:style-name="P9">The new encoding is:</text:p>
      <text:p text:style-name="P9">en(qi)0en(x)0en(qj)0en(y)0en(d)0en(f)</text:p>
      <text:p text:style-name="P9">For example: </text:p>
      <text:p text:style-name="P9">(qj is not a final state)</text:p>
      <text:p text:style-name="P9">d(q2, B) = [q1, 1, R]</text:p>
      <text:p text:style-name="P9">111011101101101101</text:p>
      <text:p text:style-name="P9">b)</text:p>
      <text:p text:style-name="P9">I'll call this modified Universal machine 'Uf'</text:p>
      <text:p text:style-name="P9">Everything is identical to the original Universal Turing Machine, except that the input is of the form Rf(M)w, and steps 4a and 4b are changed to:</text:p>
      <text:p text:style-name="P9">4a. Tape 1 is scanned for a transition whose first two components match en(qi) and en(x). If there is no such transition, Uf moves to the right forever.</text:p>
      <text:p text:style-name="P9">If tape 1 contains an encoded transition en(qi)0en(x)0en(qj)0en(y)0en(d)0en(f), then</text:p>
      <text:p text:style-name="P9"><text:tab/>i) en(qi) is replaced by en(qj) on tape 2</text:p>
      <text:p text:style-name="P9"><text:tab/>ii) The symbol y is written on tape 3</text:p>
      <text:p text:style-name="P9"><text:tab/>iii) The tape head of tape 3 is moved in the direction specified by d.</text:p>
      <text:p text:style-name="P9"><text:tab/>iv) If en(f) = 11, then U halts accepting the input.</text:p>
      <text:p text:style-name="P2">2.</text:p>
      <text:p text:style-name="P2"><text:tab/><text:span text:style-name="T11">(a) This one nearly accepts the language on its own</text:span></text:p>
      <text:p text:style-name="P2"><draw:g text:anchor-type="paragraph" draw:z-index="3" draw:style-name="gr1"><draw:custom-shape draw:style-name="gr5" draw:text-style-name="P30" draw:id="id14" svg:width="0.5004in" svg:height="0.5004in" svg:x="0.9232in" svg:y="0.528in"><text:p/><draw:enhanced-geometry svg:viewBox="0 0 21600 21600" draw:glue-points="10800 0 3160 3160 0 10800 3160 18440 10800 21600 18440 18440 21600 10800 18440 3160" draw:text-areas="3200 3200 18400 18400" draw:type="ellipse"/></draw:custom-shape><draw:custom-shape draw:style-name="gr5" draw:text-style-name="P30" draw:id="id15" svg:width="0.5004in" svg:height="0.5004in" svg:x="2.1732in" svg:y="0.528in"><text:p/><draw:enhanced-geometry svg:viewBox="0 0 21600 21600" draw:glue-points="10800 0 3160 3160 0 10800 3160 18440 10800 21600 18440 18440 21600 10800 18440 3160" draw:text-areas="3200 3200 18400 18400" draw:type="ellipse"/></draw:custom-shape><draw:custom-shape draw:style-name="gr5" draw:text-style-name="P30" draw:id="id17" svg:width="0.5004in" svg:height="0.5004in" svg:x="3.4232in" svg:y="0.528in"><text:p/><draw:enhanced-geometry svg:viewBox="0 0 21600 21600" draw:glue-points="10800 0 3160 3160 0 10800 3160 18440 10800 21600 18440 18440 21600 10800 18440 3160" draw:text-areas="3200 3200 18400 18400" draw:type="ellipse"/></draw:custom-shape><draw:custom-shape draw:style-name="gr5" draw:text-style-name="P30" draw:id="id16" svg:width="0.5004in" svg:height="0.5004in" svg:x="4.6732in" svg:y="0.528in"><text:p/><draw:enhanced-geometry svg:viewBox="0 0 21600 21600" draw:glue-points="10800 0 3160 3160 0 10800 3160 18440 10800 21600 18440 18440 21600 10800 18440 3160" draw:text-areas="3200 3200 18400 18400" draw:type="ellipse"/></draw:custom-shape><draw:custom-shape draw:style-name="gr5" draw:text-style-name="P30" draw:id="id18" svg:width="0.5004in" svg:height="0.5004in" svg:x="4.6732in" svg:y="1.528in"><text:p/><draw:enhanced-geometry svg:viewBox="0 0 21600 21600" draw:glue-points="10800 0 3160 3160 0 10800 3160 18440 10800 21600 18440 18440 21600 10800 18440 3160" draw:text-areas="3200 3200 18400 18400" draw:type="ellipse"/></draw:custom-shape><draw:custom-shape draw:style-name="gr5" draw:text-style-name="P30" draw:id="id19" svg:width="0.5004in" svg:height="0.5004in" svg:x="3.4232in" svg:y="1.528in"><text:p/><draw:enhanced-geometry svg:viewBox="0 0 21600 21600" draw:glue-points="10800 0 3160 3160 0 10800 3160 18440 10800 21600 18440 18440 21600 10800 18440 3160" draw:text-areas="3200 3200 18400 18400" draw:type="ellipse"/></draw:custom-shape><draw:custom-shape draw:style-name="gr5" draw:text-style-name="P30" draw:id="id21" svg:width="0.5004in" svg:height="0.5004in" svg:x="0.9232in" svg:y="1.528in"><text:p/><draw:enhanced-geometry svg:viewBox="0 0 21600 21600" draw:glue-points="10800 0 3160 3160 0 10800 3160 18440 10800 21600 18440 18440 21600 10800 18440 3160" draw:text-areas="3200 3200 18400 18400" draw:type="ellipse"/></draw:custom-shape><draw:custom-shape draw:style-name="gr5" draw:text-style-name="P30" draw:id="id20" svg:width="0.5004in" svg:height="0.5004in" svg:x="2.1732in" svg:y="1.528in"><text:p/><draw:enhanced-geometry svg:viewBox="0 0 21600 21600" draw:glue-points="10800 0 3160 3160 0 10800 3160 18440 10800 21600 18440 18440 21600 10800 18440 3160" draw:text-areas="3200 3200 18400 18400" draw:type="ellipse"/></draw:custom-shape><draw:connector draw:style-name="gr4" draw:text-style-name="P30" draw:type="curve" svg:x1="1.4217in" svg:y1="0.7772in" svg:x2="2.1732in" svg:y2="0.7772in" draw:start-shape="id14" draw:start-glue-point="10" draw:end-shape="id15" draw:end-glue-point="6" svg:d="m2047 1119h1082"><text:p/></draw:connector><draw:connector draw:style-name="gr4" draw:text-style-name="P30" draw:type="curve" svg:x1="2.4224in" svg:y1="0.3071in" svg:x2="4.9224in" svg:y2="0.3071in" draw:start-shape="id15" draw:start-glue-point="4" draw:end-shape="id16" draw:end-glue-point="4" svg:d="m3488 760c0-424 3600-424 3600 0"><text:p/></draw:connector><draw:connector draw:style-name="gr4" draw:text-style-name="P30" draw:type="curve" svg:x1="2.6717in" svg:y1="0.7772in" svg:x2="3.4232in" svg:y2="0.778in" draw:start-shape="id15" draw:start-glue-point="10" draw:end-shape="id17" svg:d="m3847 1119c813 0 272 1 1082 1"><text:p/></draw:connector><draw:connector draw:style-name="gr4" draw:text-style-name="P30" draw:type="curve" svg:x1="3.4953in" svg:y1="0.9543in" svg:x2="2.5996in" svg:y2="0.9543in" draw:start-shape="id17" draw:start-glue-point="7" draw:end-shape="id15" draw:end-glue-point="9" svg:d="m5033 1374h-1290"><text:p/></draw:connector><draw:connector draw:style-name="gr4" draw:text-style-name="P30" draw:type="curve" svg:x1="3.9217in" svg:y1="0.7772in" svg:x2="4.6732in" svg:y2="0.778in" draw:start-shape="id17" draw:start-glue-point="10" draw:end-shape="id16" svg:d="m5647 1119c813 0 272 1 1082 1"><text:p/></draw:connector><draw:connector draw:style-name="gr4" draw:text-style-name="P30" draw:type="curve" svg:x1="5.0996in" svg:y1="0.9543in" svg:x2="5.3988in" svg:y2="0.7772in" draw:start-shape="id16" draw:start-glue-point="9" draw:end-shape="id16" draw:end-glue-point="10" svg:d="m7343 1374c583 0 531-255 104-255"><text:p/></draw:connector><draw:connector draw:style-name="gr4" draw:text-style-name="P30" draw:type="curve" svg:x1="4.9224in" svg:y1="1.0264in" svg:x2="4.9232in" svg:y2="1.528in" draw:start-shape="id16" draw:start-glue-point="8" draw:end-shape="id18" svg:d="m7088 1478c0 543 1 182 1 722"><text:p/></draw:connector><draw:connector draw:style-name="gr4" draw:text-style-name="P30" draw:type="curve" svg:x1="5.0996in" svg:y1="1.9543in" svg:x2="5.3988in" svg:y2="1.7772in" draw:start-shape="id18" draw:start-glue-point="9" draw:end-shape="id18" draw:end-glue-point="10" svg:d="m7343 2814c583 0 531-255 104-255"><text:p/></draw:connector><draw:connector draw:style-name="gr4" draw:text-style-name="P30" draw:type="curve" svg:x1="4.6732in" svg:y1="1.7772in" svg:x2="3.9217in" svg:y2="1.7772in" draw:start-shape="id18" draw:start-glue-point="6" draw:end-shape="id19" draw:end-glue-point="10" svg:d="m6729 2559h-1082"><text:p/></draw:connector><draw:connector draw:style-name="gr4" draw:text-style-name="P30" draw:type="curve" svg:x1="3.4232in" svg:y1="1.7772in" svg:x2="2.6717in" svg:y2="1.7772in" draw:start-shape="id19" draw:start-glue-point="6" draw:end-shape="id20" draw:end-glue-point="10" svg:d="m4929 2559h-1082"><text:p/></draw:connector><draw:connector draw:style-name="gr4" draw:text-style-name="P30" draw:type="curve" svg:x1="2.2453in" svg:y1="0.9543in" svg:x2="1.3496in" svg:y2="1.6in" draw:start-shape="id15" draw:start-glue-point="7" draw:end-shape="id21" draw:end-glue-point="11" svg:d="m3233 1374c-860 0-1290 310-1290 930"><text:p/></draw:connector><draw:connector draw:style-name="gr4" draw:text-style-name="P30" draw:type="curve" svg:x1="3.8496in" svg:y1="0.9543in" svg:x2="4.7453in" svg:y2="1.6in" draw:start-shape="id17" draw:start-glue-point="9" draw:end-shape="id18" draw:end-glue-point="5" svg:d="m5543 1374c969 0 324 930 1290 930"><text:p/></draw:connector><draw:frame draw:style-name="gr3" draw:text-style-name="P32" svg:width="0.7504in" svg:height="0.287in" svg:x="1.4232in" svg:y="0.4925in"><draw:text-box><text:p text:style-name="P31"><text:span text:style-name="T15">B/B R</text:span></text:p></draw:text-box></draw:frame><draw:frame draw:style-name="gr3" draw:text-style-name="P32" svg:width="0.7504in" svg:height="0.287in" svg:x="3.1732in" svg:y="0.028in"><draw:text-box><text:p text:style-name="P31"><text:span text:style-name="T15">y/y R</text:span></text:p></draw:text-box></draw:frame><draw:frame draw:style-name="gr3" draw:text-style-name="P32" svg:width="0.7504in" svg:height="0.287in" svg:x="2.7516in" svg:y="0.9142in"><draw:text-box><text:p text:style-name="P31"><text:span text:style-name="T15">y/y R</text:span></text:p></draw:text-box></draw:frame><draw:frame draw:style-name="gr3" draw:text-style-name="P32" svg:width="0.7504in" svg:height="0.287in" svg:x="2.6732in" svg:y="0.528in"><draw:text-box><text:p text:style-name="P31"><text:span text:style-name="T15">x/x R</text:span></text:p></draw:text-box></draw:frame><draw:frame draw:style-name="gr3" draw:text-style-name="P32" svg:width="0.7504in" svg:height="0.287in" svg:x="3.9232in" svg:y="0.5323in"><draw:text-box><text:p text:style-name="P31"><text:span text:style-name="T15">x/x R</text:span></text:p></draw:text-box></draw:frame><draw:frame draw:style-name="gr3" draw:text-style-name="P32" svg:width="0.7504in" svg:height="0.287in" svg:x="4.0799in" svg:y="1.7425in"><draw:text-box><text:p text:style-name="P31"><text:span text:style-name="T15">B/B R</text:span></text:p></draw:text-box></draw:frame><draw:frame draw:style-name="gr3" draw:text-style-name="P32" svg:width="0.7504in" svg:height="0.4748in" svg:x="5.3441in" svg:y="0.7035in"><draw:text-box><text:p text:style-name="P31"><text:span text:style-name="T15">x/x R</text:span></text:p><text:p text:style-name="P31"><text:span text:style-name="T15">y/y R</text:span></text:p></draw:text-box></draw:frame><draw:frame draw:style-name="gr3" draw:text-style-name="P32" svg:width="0.7504in" svg:height="0.287in" svg:x="4.3835in" svg:y="0.9882in"><draw:text-box><text:p text:style-name="P31"><text:span text:style-name="T15">B/B L</text:span></text:p></draw:text-box></draw:frame><draw:frame draw:style-name="gr3" draw:text-style-name="P32" svg:width="0.7504in" svg:height="0.4748in" svg:x="5.3835in" svg:y="1.6461in"><draw:text-box><text:p text:style-name="P31"><text:span text:style-name="T15">x/B L</text:span></text:p><text:p text:style-name="P31"><text:span text:style-name="T15">y/B L</text:span></text:p></draw:text-box></draw:frame><draw:frame draw:style-name="gr3" draw:text-style-name="P32" svg:width="0.7504in" svg:height="0.287in" svg:x="2.8697in" svg:y="1.7382in"><draw:text-box><text:p text:style-name="P31"><text:span text:style-name="T15">B/a L</text:span></text:p></draw:text-box></draw:frame><draw:custom-shape draw:style-name="gr5" draw:text-style-name="P30" svg:width="0.3598in" svg:height="0.3598in" svg:x="2.2406in" svg:y="1.5961in"><text:p/><draw:enhanced-geometry svg:viewBox="0 0 21600 21600" draw:glue-points="10800 0 3160 3160 0 10800 3160 18440 10800 21600 18440 18440 21600 10800 18440 3160" draw:text-areas="3200 3200 18400 18400" draw:type="ellipse"/></draw:custom-shape><draw:custom-shape draw:style-name="gr5" draw:text-style-name="P30" svg:width="0.3425in" svg:height="0.3433in" svg:x="1.0016in" svg:y="1.6063in"><text:p/><draw:enhanced-geometry svg:viewBox="0 0 21600 21600" draw:glue-points="10800 0 3160 3160 0 10800 3160 18440 10800 21600 18440 18440 21600 10800 18440 3160" draw:text-areas="3200 3200 18400 18400" draw:type="ellipse"/></draw:custom-shape><draw:frame draw:style-name="gr3" draw:text-style-name="P32" svg:width="0.7504in" svg:height="0.287in" svg:x="1.5016in" svg:y="1.0681in"><draw:text-box><text:p text:style-name="P31"><text:span text:style-name="T15">B/B L</text:span></text:p></draw:text-box></draw:frame><draw:connector draw:style-name="gr4" draw:text-style-name="P30" draw:type="curve" svg:x1="0.6205in" svg:y1="0.7791in" svg:x2="0.9232in" svg:y2="0.7772in" draw:end-shape="id14" draw:end-glue-point="6" svg:d="m893 1122c115 0-102-3 436-3"><text:p/></draw:connector><draw:frame draw:style-name="gr3" draw:text-style-name="P32" svg:width="0.7504in" svg:height="0.287in" svg:x="3.6732in" svg:y="0.9925in"><draw:text-box><text:p text:style-name="P31"><text:span text:style-name="T15">B/B L</text:span></text:p></draw:text-box></draw:frame><draw:connector draw:style-name="gr4" draw:text-style-name="P30" draw:type="curve" svg:x1="0.9953in" svg:y1="1.6004in" svg:x2="1.1724in" svg:y2="1.3031in" draw:start-shape="id21" draw:start-glue-point="5" draw:end-shape="id21" draw:end-glue-point="4" svg:d="m1433 2304c0-580 255-528 255-104"><text:p/></draw:connector><draw:frame draw:style-name="gr3" draw:text-style-name="P32" svg:width="0.7504in" svg:height="0.4748in" svg:x="0.5016in" svg:y="1.1244in"><draw:text-box><text:p text:style-name="P31"><text:span text:style-name="T15">x/a L</text:span></text:p><text:p text:style-name="P31"><text:span text:style-name="T15">y/a L</text:span></text:p></draw:text-box></draw:frame></draw:g></text:p>
      <text:p text:style-name="P2"/>
      <text:p text:style-name="P2"/>
      <text:p text:style-name="P2"/>
      <text:p text:style-name="P2"/>
      <text:p text:style-name="P2"/>
      <text:p text:style-name="P2"/>
      <text:p text:style-name="P2"/>
      <text:p text:style-name="P4"/>
      <text:p text:style-name="P4"/>
      <text:p text:style-name="P9"/>
      <text:p text:style-name="P9"/>
      <text:p text:style-name="P9">i) for strings of the form (xy)*, convert to (aa)*</text:p>
      <text:p text:style-name="P9">ii) if the string starts with a y, ends with an x, contains two x's in a row, contains two y's in a row, erase the input, replacing it with an a</text:p>
      <text:p text:style-name="P9"/>
      <text:p text:style-name="P9"/>
      <text:p text:style-name="P9"><text:soft-page-break/></text:p>
      <text:p text:style-name="P9">Example reduction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w elem S1*</text:p>
          </table:table-cell>
          <table:table-cell table:style-name="Table1.A1" office:value-type="string">
            <text:p text:style-name="P19">In L?</text:p>
          </table:table-cell>
          <table:table-cell table:style-name="Table1.A1" office:value-type="string">
            <text:p text:style-name="P19">r(w) elem S2*</text:p>
          </table:table-cell>
          <table:table-cell table:style-name="Table1.D1" office:value-type="string">
            <text:p text:style-name="P19">In Q?</text:p>
          </table:table-cell>
        </table:table-row>
        <table:table-row>
          <table:table-cell table:style-name="Table1.A2" office:value-type="string">
            <text:p text:style-name="P18">lambda</text:p>
          </table:table-cell>
          <table:table-cell table:style-name="Table1.A2" office:value-type="string">
            <text:p text:style-name="P18">yes</text:p>
          </table:table-cell>
          <table:table-cell table:style-name="Table1.A2" office:value-type="string">
            <text:p text:style-name="P18">lambda</text:p>
          </table:table-cell>
          <table:table-cell table:style-name="Table1.D2" office:value-type="string">
            <text:p text:style-name="P18">yes</text:p>
          </table:table-cell>
        </table:table-row>
        <table:table-row>
          <table:table-cell table:style-name="Table1.A2" office:value-type="string">
            <text:p text:style-name="P18">xyxyxy</text:p>
          </table:table-cell>
          <table:table-cell table:style-name="Table1.A2" office:value-type="string">
            <text:p text:style-name="P18">yes</text:p>
          </table:table-cell>
          <table:table-cell table:style-name="Table1.A2" office:value-type="string">
            <text:p text:style-name="P18">aaaaaa</text:p>
          </table:table-cell>
          <table:table-cell table:style-name="Table1.D2" office:value-type="string">
            <text:p text:style-name="P18">yes</text:p>
          </table:table-cell>
        </table:table-row>
        <table:table-row>
          <table:table-cell table:style-name="Table1.A2" office:value-type="string">
            <text:p text:style-name="P18">xyxyx</text:p>
          </table:table-cell>
          <table:table-cell table:style-name="Table1.A2" office:value-type="string">
            <text:p text:style-name="P18">no</text:p>
          </table:table-cell>
          <table:table-cell table:style-name="Table1.A2" office:value-type="string">
            <text:p text:style-name="P18">a</text:p>
          </table:table-cell>
          <table:table-cell table:style-name="Table1.D2" office:value-type="string">
            <text:p text:style-name="P18">no</text:p>
          </table:table-cell>
        </table:table-row>
        <table:table-row>
          <table:table-cell table:style-name="Table1.A2" office:value-type="string">
            <text:p text:style-name="P18">xxxyyy</text:p>
          </table:table-cell>
          <table:table-cell table:style-name="Table1.A2" office:value-type="string">
            <text:p text:style-name="P18">no</text:p>
          </table:table-cell>
          <table:table-cell table:style-name="Table1.A2" office:value-type="string">
            <text:p text:style-name="P18">a</text:p>
          </table:table-cell>
          <table:table-cell table:style-name="Table1.D2" office:value-type="string">
            <text:p text:style-name="P18">no</text:p>
          </table:table-cell>
        </table:table-row>
      </table:table>
      <text:p text:style-name="P9"/>
      <text:p text:style-name="P9">Generalized reductions:</text:p>
      <text:p text:style-name="P9">(xy)* -&gt; (aa)*</text:p>
      <text:p text:style-name="P17"><text:span text:style-name="T4">y+(xy)* | (xy)*x+ </text:span><text:span text:style-name="T12">-&gt; a</text:span></text:p>
      <text:p text:style-name="P17"><draw:g text:anchor-type="paragraph" draw:z-index="4" draw:style-name="gr1"><draw:custom-shape draw:style-name="gr5" draw:text-style-name="P30" draw:id="id22" svg:width="0.5004in" svg:height="0.5004in" svg:x="1.9598in" svg:y="2.7965in"><text:p/><draw:enhanced-geometry svg:viewBox="0 0 21600 21600" draw:glue-points="10800 0 3160 3160 0 10800 3160 18440 10800 21600 18440 18440 21600 10800 18440 3160" draw:text-areas="3200 3200 18400 18400" draw:type="ellipse"/></draw:custom-shape><draw:custom-shape draw:style-name="gr5" draw:text-style-name="P30" draw:id="id23" svg:width="0.5004in" svg:height="0.5004in" svg:x="1.9598in" svg:y="1.7965in"><text:p/><draw:enhanced-geometry svg:viewBox="0 0 21600 21600" draw:glue-points="10800 0 3160 3160 0 10800 3160 18440 10800 21600 18440 18440 21600 10800 18440 3160" draw:text-areas="3200 3200 18400 18400" draw:type="ellipse"/></draw:custom-shape><draw:custom-shape draw:style-name="gr5" draw:text-style-name="P30" draw:id="id24" svg:width="0.5004in" svg:height="0.5004in" svg:x="3.2098in" svg:y="1.7965in"><text:p/><draw:enhanced-geometry svg:viewBox="0 0 21600 21600" draw:glue-points="10800 0 3160 3160 0 10800 3160 18440 10800 21600 18440 18440 21600 10800 18440 3160" draw:text-areas="3200 3200 18400 18400" draw:type="ellipse"/></draw:custom-shape><draw:custom-shape draw:style-name="gr5" draw:text-style-name="P30" draw:id="id26" svg:width="0.5004in" svg:height="0.5004in" svg:x="4.4598in" svg:y="1.7965in"><text:p/><draw:enhanced-geometry svg:viewBox="0 0 21600 21600" draw:glue-points="10800 0 3160 3160 0 10800 3160 18440 10800 21600 18440 18440 21600 10800 18440 3160" draw:text-areas="3200 3200 18400 18400" draw:type="ellipse"/></draw:custom-shape><draw:custom-shape draw:style-name="gr5" draw:text-style-name="P30" draw:id="id27" svg:width="0.5004in" svg:height="0.5004in" svg:x="4.4598in" svg:y="2.7965in"><text:p/><draw:enhanced-geometry svg:viewBox="0 0 21600 21600" draw:glue-points="10800 0 3160 3160 0 10800 3160 18440 10800 21600 18440 18440 21600 10800 18440 3160" draw:text-areas="3200 3200 18400 18400" draw:type="ellipse"/></draw:custom-shape><draw:custom-shape draw:style-name="gr5" draw:text-style-name="P30" draw:id="id28" svg:width="0.5004in" svg:height="0.5004in" svg:x="4.4598in" svg:y="0.7965in"><text:p/><draw:enhanced-geometry svg:viewBox="0 0 21600 21600" draw:glue-points="10800 0 3160 3160 0 10800 3160 18440 10800 21600 18440 18440 21600 10800 18440 3160" draw:text-areas="3200 3200 18400 18400" draw:type="ellipse"/></draw:custom-shape><draw:custom-shape draw:style-name="gr5" draw:text-style-name="P30" draw:id="id25" svg:width="0.5004in" svg:height="0.5004in" svg:x="3.2098in" svg:y="2.7965in"><text:p/><draw:enhanced-geometry svg:viewBox="0 0 21600 21600" draw:glue-points="10800 0 3160 3160 0 10800 3160 18440 10800 21600 18440 18440 21600 10800 18440 3160" draw:text-areas="3200 3200 18400 18400" draw:type="ellipse"/></draw:custom-shape><draw:custom-shape draw:style-name="gr5" draw:text-style-name="P30" draw:id="id29" svg:width="0.5004in" svg:height="0.5004in" svg:x="3.2098in" svg:y="0.7965in"><text:p/><draw:enhanced-geometry svg:viewBox="0 0 21600 21600" draw:glue-points="10800 0 3160 3160 0 10800 3160 18440 10800 21600 18440 18440 21600 10800 18440 3160" draw:text-areas="3200 3200 18400 18400" draw:type="ellipse"/></draw:custom-shape><draw:custom-shape draw:style-name="gr5" draw:text-style-name="P30" draw:id="id30" svg:width="0.5004in" svg:height="0.5004in" svg:x="1.9598in" svg:y="0.7965in"><text:p/><draw:enhanced-geometry svg:viewBox="0 0 21600 21600" draw:glue-points="10800 0 3160 3160 0 10800 3160 18440 10800 21600 18440 18440 21600 10800 18440 3160" draw:text-areas="3200 3200 18400 18400" draw:type="ellipse"/></draw:custom-shape><draw:connector draw:style-name="gr4" draw:text-style-name="P30" draw:type="curve" svg:x1="1.6161in" svg:y1="3.0339in" svg:x2="1.9598in" svg:y2="3.0457in" draw:end-shape="id22" draw:end-glue-point="6" svg:d="m2327 4369c159 0-88 17 495 17"><text:p/></draw:connector><draw:connector draw:style-name="gr4" draw:text-style-name="P30" draw:type="curve" svg:x1="2.2091in" svg:y1="2.7969in" svg:x2="2.2091in" svg:y2="2.2953in" draw:start-shape="id22" draw:start-glue-point="4" draw:end-shape="id23" draw:end-glue-point="8" svg:d="m3181 4027v-722"><text:p/></draw:connector><draw:frame draw:style-name="gr3" draw:text-style-name="P32" svg:width="0.7504in" svg:height="0.287in" svg:x="1.6181in" svg:y="2.511in"><draw:text-box><text:p text:style-name="P31"><text:span text:style-name="T15">B/B R</text:span></text:p></draw:text-box></draw:frame><draw:connector draw:style-name="gr4" draw:text-style-name="P30" draw:type="curve" svg:x1="2.4587in" svg:y1="2.0457in" svg:x2="3.2102in" svg:y2="2.0465in" draw:start-shape="id23" draw:start-glue-point="10" draw:end-shape="id24" svg:d="m3540 2946c813 0 272 1 1082 1"><text:p/></draw:connector><draw:frame draw:style-name="gr3" draw:text-style-name="P32" svg:width="0.7504in" svg:height="0.287in" svg:x="2.4598in" svg:y="1.7965in"><draw:text-box><text:p text:style-name="P31"><text:span text:style-name="T15">x/a R</text:span></text:p></draw:text-box></draw:frame><draw:connector draw:style-name="gr4" draw:text-style-name="P30" draw:type="curve" svg:x1="3.4591in" svg:y1="1.5717in" svg:x2="3.6362in" svg:y2="1.8689in" draw:start-shape="id24" draw:start-glue-point="4" draw:end-shape="id24" draw:end-glue-point="11" svg:d="m4981 2587c0-424 255-476 255 104"><text:p/></draw:connector><draw:frame draw:style-name="gr3" draw:text-style-name="P32" svg:width="0.7504in" svg:height="0.287in" svg:x="2.9996in" svg:y="1.4154in"><draw:text-box><text:p text:style-name="P31"><text:span text:style-name="T15">x/a R</text:span></text:p></draw:text-box></draw:frame><draw:connector draw:style-name="gr4" draw:text-style-name="P30" draw:type="curve" svg:x1="3.4591in" svg:y1="2.2953in" svg:x2="3.4591in" svg:y2="2.7969in" draw:start-shape="id24" draw:start-glue-point="8" draw:end-shape="id25" draw:end-glue-point="4" svg:d="m4981 3305v722"><text:p/></draw:connector><draw:frame draw:style-name="gr3" draw:text-style-name="P32" svg:width="0.7504in" svg:height="0.287in" svg:x="3.4205in" svg:y="2.2965in"><draw:text-box><text:p text:style-name="P31"><text:span text:style-name="T15">B/b L</text:span></text:p></draw:text-box></draw:frame><draw:connector draw:style-name="gr4" draw:text-style-name="P30" draw:type="curve" svg:x1="3.2823in" svg:y1="2.8689in" svg:x2="2.985in" svg:y2="3.0461in" draw:start-shape="id25" draw:start-glue-point="5" draw:end-shape="id25" draw:end-glue-point="6" svg:d="m4726 4131c-580 0-528 255-104 255"><text:p/></draw:connector><draw:frame draw:style-name="gr3" draw:text-style-name="P32" svg:width="0.7504in" svg:height="0.287in" svg:x="2.7087in" svg:y="3in"><draw:text-box><text:p text:style-name="P31"><text:span text:style-name="T15">a/a L</text:span></text:p></draw:text-box></draw:frame><draw:connector draw:style-name="gr4" draw:text-style-name="P30" draw:type="curve" svg:x1="3.7087in" svg:y1="2.0457in" svg:x2="4.4602in" svg:y2="2.0457in" draw:start-shape="id24" draw:start-glue-point="10" draw:end-shape="id26" draw:end-glue-point="6" svg:d="m5340 2946h1082"><text:p/></draw:connector><draw:frame draw:style-name="gr3" draw:text-style-name="P32" svg:width="0.7504in" svg:height="0.287in" svg:x="3.7496in" svg:y="1.761in"><draw:text-box><text:p text:style-name="P31"><text:span text:style-name="T15">y/b R</text:span></text:p></draw:text-box></draw:frame><draw:connector draw:style-name="gr4" draw:text-style-name="P30" draw:type="curve" svg:x1="4.8862in" svg:y1="2.2228in" svg:x2="5.1854in" svg:y2="2.0457in" draw:start-shape="id26" draw:start-glue-point="9" draw:end-shape="id26" draw:end-glue-point="10" svg:d="m7036 3201c583 0 531-255 104-255"><text:p/></draw:connector><draw:frame draw:style-name="gr3" draw:text-style-name="P32" svg:width="0.7504in" svg:height="0.287in" svg:x="5.078in" svg:y="1.8008in"><draw:text-box><text:p text:style-name="P31"><text:span text:style-name="T15">y/y R</text:span></text:p></draw:text-box></draw:frame><draw:connector draw:style-name="gr4" draw:text-style-name="P30" draw:type="curve" svg:x1="4.7091in" svg:y1="2.2953in" svg:x2="4.7091in" svg:y2="2.7969in" draw:start-shape="id26" draw:start-glue-point="8" draw:end-shape="id27" draw:end-glue-point="4" svg:d="m6781 3305v722"><text:p/></draw:connector><draw:frame draw:style-name="gr3" draw:text-style-name="P32" svg:width="0.7504in" svg:height="0.287in" svg:x="4.7098in" svg:y="2.2965in"><draw:text-box><text:p text:style-name="P31"><text:span text:style-name="T15">B/B L</text:span></text:p></draw:text-box></draw:frame><draw:frame draw:style-name="gr3" draw:text-style-name="P32" svg:width="0.7504in" svg:height="0.6622in" svg:x="4.9598in" svg:y="2.9543in"><draw:text-box><text:p text:style-name="P31"><text:span text:style-name="T15">y/B L</text:span></text:p><text:p text:style-name="P31"><text:span text:style-name="T15">a/a L</text:span></text:p><text:p text:style-name="P31"><text:span text:style-name="T15">b/b L</text:span></text:p></draw:text-box></draw:frame><draw:connector draw:style-name="gr4" draw:text-style-name="P30" draw:type="curve" svg:x1="4.8862in" svg:y1="3.2228in" svg:x2="4.7091in" svg:y2="3.522in" draw:start-shape="id27" draw:start-glue-point="9" draw:end-shape="id27" draw:end-glue-point="8" svg:d="m7036 4641c0 583-255 531-255 104"><text:p/></draw:connector><draw:connector draw:style-name="gr4" draw:text-style-name="P30" draw:type="curve" svg:x1="4.7091in" svg:y1="1.7969in" svg:x2="4.7091in" svg:y2="1.2953in" draw:start-shape="id26" draw:start-glue-point="4" draw:end-shape="id28" draw:end-glue-point="8" svg:d="m6781 2587v-722"><text:p/></draw:connector><draw:frame draw:style-name="gr3" draw:text-style-name="P32" svg:width="0.7504in" svg:height="0.287in" svg:x="4.7098in" svg:y="1.511in"><draw:text-box><text:p text:style-name="P31"><text:span text:style-name="T15">x/x R</text:span></text:p></draw:text-box></draw:frame><draw:connector draw:style-name="gr4" draw:text-style-name="P30" draw:type="curve" svg:x1="4.4602in" svg:y1="1.0465in" svg:x2="3.7087in" svg:y2="1.0457in" draw:start-shape="id28" draw:end-shape="id29" draw:end-glue-point="10" svg:d="m6422 1507c-810 0-269-1-1082-1"><text:p/></draw:connector><draw:frame draw:style-name="gr3" draw:text-style-name="P32" svg:width="0.7504in" svg:height="0.287in" svg:x="3.8815in" svg:y="0.7965in"><draw:text-box><text:p text:style-name="P31"><text:span text:style-name="T15">B/B L</text:span></text:p></draw:text-box></draw:frame><draw:connector draw:style-name="gr4" draw:text-style-name="P30" draw:type="curve" svg:x1="4.8862in" svg:y1="0.8689in" svg:x2="4.7091in" svg:y2="0.5717in" draw:start-shape="id28" draw:start-glue-point="11" draw:end-shape="id28" draw:end-glue-point="4" svg:d="m7036 1251c0-580-255-528-255-104"><text:p/></draw:connector><draw:frame draw:style-name="gr3" draw:text-style-name="P32" svg:width="0.7504in" svg:height="0.4748in" svg:x="4.8815in" svg:y="0.4327in"><draw:text-box><text:p text:style-name="P31"><text:span text:style-name="T15">x/x R</text:span></text:p><text:p text:style-name="P31"><text:span text:style-name="T15">y/y R</text:span></text:p></draw:text-box></draw:frame><draw:connector draw:style-name="gr4" draw:text-style-name="P30" draw:type="curve" svg:x1="3.4591in" svg:y1="0.5717in" svg:x2="3.6362in" svg:y2="0.8689in" draw:start-shape="id29" draw:start-glue-point="4" draw:end-shape="id29" draw:end-glue-point="11" svg:d="m4981 1147c0-424 255-476 255 104"><text:p/></draw:connector><draw:frame draw:style-name="gr6" draw:text-style-name="P32" svg:width="0.7504in" svg:height="0.8496in" svg:x="3.6161in" svg:y="0.0354in"><draw:text-box><text:p text:style-name="P31"><text:span text:style-name="T15">a/B L</text:span></text:p><text:p text:style-name="P31"><text:span text:style-name="T15">b/B L</text:span></text:p><text:p text:style-name="P31"><text:span text:style-name="T15">x/B L</text:span></text:p><text:p text:style-name="P31"><text:span text:style-name="T15">y/B L</text:span></text:p></draw:text-box></draw:frame><draw:connector draw:style-name="gr4" draw:text-style-name="P30" draw:type="curve" svg:x1="2.2091in" svg:y1="1.7965in" svg:x2="2.2098in" svg:y2="1.2965in" draw:start-shape="id23" draw:start-glue-point="4" draw:end-shape="id30" svg:d="m3181 2587c0-540 1-180 1-720"><text:p/></draw:connector><draw:frame draw:style-name="gr3" draw:text-style-name="P32" svg:width="0.7504in" svg:height="0.287in" svg:x="2.2098in" svg:y="1.4035in"><draw:text-box><text:p text:style-name="P31"><text:span text:style-name="T15">y/y R</text:span></text:p></draw:text-box></draw:frame><draw:connector draw:style-name="gr4" draw:text-style-name="P30" draw:type="curve" svg:x1="2.2091in" svg:y1="0.5717in" svg:x2="2.3862in" svg:y2="0.8689in" draw:start-shape="id30" draw:start-glue-point="4" draw:end-shape="id30" draw:end-glue-point="11" svg:d="m3181 1147c0-424 255-476 255 104"><text:p/></draw:connector><draw:frame draw:style-name="gr3" draw:text-style-name="P32" svg:width="0.7504in" svg:height="0.4748in" svg:x="2.3815in" svg:y="0.3252in"><draw:text-box><text:p text:style-name="P31"><text:span text:style-name="T15">x/x R</text:span></text:p><text:p text:style-name="P31"><text:span text:style-name="T15">y/y R</text:span></text:p></draw:text-box></draw:frame><draw:connector draw:style-name="gr4" draw:text-style-name="P30" draw:type="curve" svg:x1="2.4587in" svg:y1="1.0457in" svg:x2="3.2102in" svg:y2="1.0457in" draw:start-shape="id30" draw:start-glue-point="10" draw:end-shape="id29" draw:end-glue-point="6" svg:d="m3540 1506h1082"><text:p/></draw:connector><draw:frame draw:style-name="gr3" draw:text-style-name="P32" svg:width="0.7504in" svg:height="0.287in" svg:x="2.5382in" svg:y="0.7965in"><draw:text-box><text:p text:style-name="P31"><text:span text:style-name="T15">B/B L</text:span></text:p></draw:text-box></draw:frame><draw:custom-shape draw:style-name="gr5" draw:text-style-name="P30" svg:width="0.3598in" svg:height="0.3594in" svg:x="4.5323in" svg:y="2.8756in"><text:p/><draw:enhanced-geometry svg:viewBox="0 0 21600 21600" draw:glue-points="10800 0 3160 3160 0 10800 3160 18440 10800 21600 18440 18440 21600 10800 18440 3160" draw:text-areas="3200 3200 18400 18400" draw:type="ellipse"/></draw:custom-shape><draw:custom-shape draw:style-name="gr5" draw:text-style-name="P30" svg:width="0.3906in" svg:height="0.3906in" svg:x="3.2598in" svg:y="0.8472in"><text:p/><draw:enhanced-geometry svg:viewBox="0 0 21600 21600" draw:glue-points="10800 0 3160 3160 0 10800 3160 18440 10800 21600 18440 18440 21600 10800 18440 3160" draw:text-areas="3200 3200 18400 18400" draw:type="ellipse"/></draw:custom-shape><draw:custom-shape draw:style-name="gr5" draw:text-style-name="P30" svg:width="0.3677in" svg:height="0.3677in" svg:x="3.2669in" svg:y="2.8583in"><text:p/><draw:enhanced-geometry svg:viewBox="0 0 21600 21600" draw:glue-points="10800 0 3160 3160 0 10800 3160 18440 10800 21600 18440 18440 21600 10800 18440 3160" draw:text-areas="3200 3200 18400 18400" draw:type="ellipse"/></draw:custom-shape><draw:connector draw:style-name="gr4" draw:text-style-name="P30" draw:type="curve" svg:x1="2.3862in" svg:y1="2.2228in" svg:x2="3.2819in" svg:y2="2.8685in" draw:start-shape="id23" draw:start-glue-point="9" draw:end-shape="id25" draw:end-glue-point="5" svg:d="m3436 3201c969 0 324 930 1290 930"><text:p/></draw:connector><draw:frame draw:style-name="gr3" draw:text-style-name="P32" svg:width="0.7504in" svg:height="0.287in" svg:x="2.3264in" svg:y="2.4217in"><draw:text-box><text:p text:style-name="P31"><text:span text:style-name="T15">B/B L</text:span></text:p></draw:text-box></draw:frame></draw:g><text:span text:style-name="T4">{x,y}*{xx | yy}{x,y}* </text:span><text:span text:style-name="T12">-&gt; a</text:span></text:p>
      <text:p text:style-name="P9"/>
      <text:p text:style-name="P9">(b) </text:p>
      <text:p text:style-name="P9"/>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9">i) replace leading x's with a's followed by one b</text:p>
      <text:p text:style-name="P9">ii) erase trailing y's</text:p>
      <text:p text:style-name="P9">iii) if the string begins with y, has x's following y's, or is empty, then erase the input.</text:p>
      <text:p text:style-name="P9"/>
      <text:p text:style-name="P9">Example reduc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w elem S1*</text:p>
          </table:table-cell>
          <table:table-cell table:style-name="Table2.A1" office:value-type="string">
            <text:p text:style-name="P19">in L?</text:p>
          </table:table-cell>
          <table:table-cell table:style-name="Table2.A1" office:value-type="string">
            <text:p text:style-name="P19">r(w) elem S2*</text:p>
          </table:table-cell>
          <table:table-cell table:style-name="Table2.D1" office:value-type="string">
            <text:p text:style-name="P19">In Q?</text:p>
          </table:table-cell>
        </table:table-row>
        <table:table-row>
          <table:table-cell table:style-name="Table2.A2" office:value-type="string">
            <text:p text:style-name="P18">lambda</text:p>
          </table:table-cell>
          <table:table-cell table:style-name="Table2.A2" office:value-type="string">
            <text:p text:style-name="P18">no</text:p>
          </table:table-cell>
          <table:table-cell table:style-name="Table2.A2" office:value-type="string">
            <text:p text:style-name="P18">lambda</text:p>
          </table:table-cell>
          <table:table-cell table:style-name="Table2.D2" office:value-type="string">
            <text:p text:style-name="P18">no</text:p>
          </table:table-cell>
        </table:table-row>
        <table:table-row>
          <table:table-cell table:style-name="Table2.A2" office:value-type="string">
            <text:p text:style-name="P18">xxxx</text:p>
          </table:table-cell>
          <table:table-cell table:style-name="Table2.A2" office:value-type="string">
            <text:p text:style-name="P18">yes</text:p>
          </table:table-cell>
          <table:table-cell table:style-name="Table2.A2" office:value-type="string">
            <text:p text:style-name="P18">aaaab</text:p>
          </table:table-cell>
          <table:table-cell table:style-name="Table2.D2" office:value-type="string">
            <text:p text:style-name="P18">yes</text:p>
          </table:table-cell>
        </table:table-row>
        <table:table-row>
          <table:table-cell table:style-name="Table2.A2" office:value-type="string">
            <text:p text:style-name="P18">xxyyy</text:p>
          </table:table-cell>
          <table:table-cell table:style-name="Table2.A2" office:value-type="string">
            <text:p text:style-name="P18">yes</text:p>
          </table:table-cell>
          <table:table-cell table:style-name="Table2.A2" office:value-type="string">
            <text:p text:style-name="P18">aab</text:p>
          </table:table-cell>
          <table:table-cell table:style-name="Table2.D2" office:value-type="string">
            <text:p text:style-name="P18">yes</text:p>
          </table:table-cell>
        </table:table-row>
        <table:table-row>
          <table:table-cell table:style-name="Table2.A2" office:value-type="string">
            <text:p text:style-name="P18">yyxx</text:p>
          </table:table-cell>
          <table:table-cell table:style-name="Table2.A2" office:value-type="string">
            <text:p text:style-name="P18">no</text:p>
          </table:table-cell>
          <table:table-cell table:style-name="Table2.A2" office:value-type="string">
            <text:p text:style-name="P18">lambda</text:p>
          </table:table-cell>
          <table:table-cell table:style-name="Table2.D2" office:value-type="string">
            <text:p text:style-name="P18">no</text:p>
          </table:table-cell>
        </table:table-row>
        <table:table-row>
          <table:table-cell table:style-name="Table2.A2" office:value-type="string">
            <text:p text:style-name="P18">xxyx</text:p>
          </table:table-cell>
          <table:table-cell table:style-name="Table2.A2" office:value-type="string">
            <text:p text:style-name="P18">no</text:p>
          </table:table-cell>
          <table:table-cell table:style-name="Table2.A2" office:value-type="string">
            <text:p text:style-name="P18">lambda</text:p>
          </table:table-cell>
          <table:table-cell table:style-name="Table2.D2" office:value-type="string">
            <text:p text:style-name="P18">no</text:p>
          </table:table-cell>
        </table:table-row>
      </table:table>
      <text:p text:style-name="P9"/>
      <text:p text:style-name="P9"><text:soft-page-break/>Generalized reductions:</text:p>
      <text:p text:style-name="P9">x+y* -&gt; a+b</text:p>
      <text:p text:style-name="P9">y*{x,y}* -&gt; lambda</text:p>
      <text:p text:style-name="P9">{x,y}*y+{x,y}*x+{x,y}* -&gt; lambda <text:tab/>(x's following y's)</text:p>
      <text:p text:style-name="P9">lambda -&gt; lambda</text:p>
      <text:p text:style-name="P13"><draw:g text:anchor-type="paragraph" draw:z-index="5" draw:style-name="gr7"><draw:custom-shape draw:style-name="gr8" draw:text-style-name="P30" draw:id="id31" svg:width="1.5004in" svg:height="1.2504in" svg:x="2.4917in" svg:y="0.1398in"><text:p text:style-name="P29"><text:span text:style-name="T14">CHECK</text:span></text:p><draw:enhanced-geometry svg:viewBox="0 0 21600 21600" draw:type="rectangle" draw:enhanced-path="M 0 0 L 21600 0 21600 21600 0 21600 0 0 Z N"/></draw:custom-shape><draw:custom-shape draw:style-name="gr9" draw:text-style-name="P30" draw:id="id32" svg:width="1.5004in" svg:height="1.2504in" svg:x="4.2417in" svg:y="0.1398in"><text:p text:style-name="P29"><text:span text:style-name="T14">REPLACE</text:span></text:p><draw:enhanced-geometry svg:viewBox="0 0 21600 21600" draw:type="rectangle" draw:enhanced-path="M 0 0 L 21600 0 21600 21600 0 21600 0 0 Z N"/></draw:custom-shape><draw:connector draw:style-name="gr10" draw:text-style-name="P30" draw:type="curve" svg:x1="3.9917in" svg:y1="0.765in" svg:x2="4.2417in" svg:y2="0.765in" draw:start-shape="id31" draw:start-glue-point="1" draw:end-shape="id32" draw:end-glue-point="3" svg:d="m5748 1101h360"><text:p/></draw:connector><draw:custom-shape draw:style-name="gr11" draw:text-style-name="P30" draw:id="id33" svg:width="0.4571in" svg:height="0.4579in" svg:x="1.728in" svg:y="0.539in"><text:p text:style-name="P29"><text:span text:style-name="T14">*</text:span></text:p><draw:enhanced-geometry svg:viewBox="0 0 21600 21600" draw:glue-points="10800 0 3160 3160 0 10800 3160 18440 10800 21600 18440 18440 21600 10800 18440 3160" draw:text-areas="3200 3200 18400 18400" draw:type="ellipse"/></draw:custom-shape><draw:connector draw:style-name="gr12" draw:text-style-name="P30" draw:type="curve" svg:x1="2.1846in" svg:y1="0.7669in" svg:x2="2.4917in" svg:y2="0.765in" draw:start-shape="id33" draw:start-glue-point="10" draw:end-shape="id31" draw:end-glue-point="3" svg:d="m3146 1104c331 0 111-3 442-3"><text:p/></draw:connector><draw:connector draw:style-name="gr13" draw:text-style-name="P30" draw:type="curve" svg:x1="1.5154in" svg:y1="0.7835in" svg:x2="1.728in" svg:y2="0.7669in" draw:end-shape="id33" draw:end-glue-point="6" svg:d="m2231 1128c-39 0-167-24 257-24"><text:p/></draw:connector></draw:g></text:p>
      <text:p text:style-name="P13">(c)</text:p>
      <text:p text:style-name="P13"/>
      <text:p text:style-name="P13"/>
      <text:p text:style-name="P13"/>
      <text:p text:style-name="P13"/>
      <text:p text:style-name="P13"/>
      <text:p text:style-name="P13"/>
      <text:p text:style-name="P13"/>
      <text:p text:style-name="P13"/>
      <text:p text:style-name="P13"><draw:g text:anchor-type="paragraph" draw:z-index="6" draw:style-name="gr7"><draw:custom-shape draw:style-name="gr14" draw:text-style-name="P30" svg:width="6.2504in" svg:height="4.2504in" svg:x="0.3327in" svg:y="0.1516in"><text:p/><draw:enhanced-geometry svg:viewBox="0 0 21600 21600" draw:type="rectangle" draw:enhanced-path="M 0 0 L 21600 0 21600 21600 0 21600 0 0 Z N"/></draw:custom-shape><draw:custom-shape draw:style-name="gr15" draw:text-style-name="P30" draw:id="id34" svg:width="0.4567in" svg:height="0.4587in" svg:x="1.9272in" svg:y="1.9827in"><text:p/><draw:enhanced-geometry svg:viewBox="0 0 21600 21600" draw:glue-points="10800 0 3160 3160 0 10800 3160 18440 10800 21600 18440 18440 21600 10800 18440 3160" draw:text-areas="3200 3200 18400 18400" draw:type="ellipse"/></draw:custom-shape><draw:custom-shape draw:style-name="gr16" draw:text-style-name="P30" draw:id="id35" svg:width="0.4559in" svg:height="0.4587in" svg:x="3.0681in" svg:y="1.9827in"><text:p/><draw:enhanced-geometry svg:viewBox="0 0 21600 21600" draw:glue-points="10800 0 3160 3160 0 10800 3160 18440 10800 21600 18440 18440 21600 10800 18440 3160" draw:text-areas="3200 3200 18400 18400" draw:type="ellipse"/></draw:custom-shape><draw:custom-shape draw:style-name="gr17" draw:text-style-name="P30" draw:id="id36" svg:width="0.4571in" svg:height="0.4587in" svg:x="4.2075in" svg:y="1.9827in"><text:p/><draw:enhanced-geometry svg:viewBox="0 0 21600 21600" draw:glue-points="10800 0 3160 3160 0 10800 3160 18440 10800 21600 18440 18440 21600 10800 18440 3160" draw:text-areas="3200 3200 18400 18400" draw:type="ellipse"/></draw:custom-shape><draw:custom-shape draw:style-name="gr18" draw:text-style-name="P30" draw:id="id37" svg:width="0.4571in" svg:height="0.4587in" svg:x="5.5764in" svg:y="1.9827in"><text:p/><draw:enhanced-geometry svg:viewBox="0 0 21600 21600" draw:glue-points="10800 0 3160 3160 0 10800 3160 18440 10800 21600 18440 18440 21600 10800 18440 3160" draw:text-areas="3200 3200 18400 18400" draw:type="ellipse"/></draw:custom-shape><draw:connector draw:style-name="gr19" draw:text-style-name="P30" draw:type="curve" svg:x1="2.3831in" svg:y1="2.2118in" svg:x2="3.0677in" svg:y2="2.2118in" draw:start-shape="id34" draw:end-shape="id35" draw:end-glue-point="3" svg:d="m3432 3185h986"><text:p/></draw:connector><draw:connector draw:style-name="gr20" draw:text-style-name="P30" draw:type="curve" svg:x1="3.5236in" svg:y1="2.2114in" svg:x2="4.2075in" svg:y2="2.2122in" draw:start-shape="id35" draw:start-glue-point="10" draw:end-shape="id36" draw:end-glue-point="3" svg:d="m5074 3184c739 0 247 1 985 1"><text:p/></draw:connector><draw:connector draw:style-name="gr21" draw:text-style-name="P30" draw:type="curve" svg:x1="4.6646in" svg:y1="2.2114in" svg:x2="5.5764in" svg:y2="2.2122in" draw:start-shape="id36" draw:start-glue-point="10" draw:end-shape="id37" svg:d="m6717 3184c985 0 329 1 1313 1"><text:p/></draw:connector><draw:custom-shape draw:style-name="gr22" draw:text-style-name="P30" draw:id="id39" svg:width="0.4559in" svg:height="0.4579in" svg:x="0.7866in" svg:y="0.8382in"><text:p/><draw:enhanced-geometry svg:viewBox="0 0 21600 21600" draw:glue-points="10800 0 3160 3160 0 10800 3160 18440 10800 21600 18440 18440 21600 10800 18440 3160" draw:text-areas="3200 3200 18400 18400" draw:type="ellipse"/></draw:custom-shape><draw:connector draw:style-name="gr23" draw:text-style-name="P30" draw:type="curve" svg:x1="2.1539in" svg:y1="1.9831in" svg:x2="2.1602in" svg:y2="1.2906in" draw:start-shape="id34" draw:start-glue-point="4" draw:end-shape="id38" draw:end-glue-point="8" svg:d="m3102 2855c0-747 9-249 9-997"><text:p/></draw:connector><draw:connector draw:style-name="gr24" draw:text-style-name="P30" draw:type="curve" svg:x1="1.9331in" svg:y1="1.0614in" svg:x2="1.2421in" svg:y2="1.0669in" draw:start-shape="id38" draw:start-glue-point="6" draw:end-shape="id39" svg:d="m2784 1528c-745 0-248 8-995 8"><text:p/></draw:connector><draw:connector draw:style-name="gr25" draw:text-style-name="P30" draw:type="curve" svg:x1="1.0138in" svg:y1="0.6126in" svg:x2="1.1748in" svg:y2="0.9043in" draw:start-shape="id39" draw:start-glue-point="4" draw:end-shape="id39" draw:end-glue-point="11" svg:d="m1460 1207c0-426 232-473 232 95"><text:p/></draw:connector><draw:connector draw:style-name="gr26" draw:text-style-name="P30" draw:type="curve" svg:x1="1.9929in" svg:y1="2.0488in" svg:x2="1.1748in" svg:y2="1.2287in" draw:start-shape="id34" draw:start-glue-point="5" draw:end-shape="id39" draw:end-glue-point="9" svg:d="m2870 2950c0-885-1178-295-1178-1181"><text:p/></draw:connector><draw:custom-shape draw:style-name="gr27" draw:text-style-name="P30" draw:id="id40" svg:width="0.4559in" svg:height="0.4579in" svg:x="3.0681in" svg:y="0.8382in"><text:p/><draw:enhanced-geometry svg:viewBox="0 0 21600 21600" draw:glue-points="10800 0 3160 3160 0 10800 3160 18440 10800 21600 18440 18440 21600 10800 18440 3160" draw:text-areas="3200 3200 18400 18400" draw:type="ellipse"/></draw:custom-shape><draw:connector draw:style-name="gr28" draw:text-style-name="P30" draw:type="curve" svg:x1="3.2949in" svg:y1="1.9827in" svg:x2="3.2949in" svg:y2="1.2945in" draw:start-shape="id35" draw:start-glue-point="4" draw:end-shape="id40" draw:end-glue-point="8" svg:d="m4745 2855v-991"><text:p/></draw:connector><draw:connector draw:style-name="gr29" draw:text-style-name="P30" draw:type="curve" svg:x1="3.2949in" svg:y1="0.6126in" svg:x2="3.4559in" svg:y2="0.9043in" draw:start-shape="id40" draw:start-glue-point="4" draw:end-shape="id40" draw:end-glue-point="11" svg:d="m4745 1207c0-426 232-473 232 95"><text:p/></draw:connector><draw:custom-shape draw:style-name="gr30" draw:text-style-name="P30" draw:id="id41" svg:width="0.4571in" svg:height="0.4579in" svg:x="4.2075in" svg:y="0.8382in"><text:p/><draw:enhanced-geometry svg:viewBox="0 0 21600 21600" draw:glue-points="10800 0 3160 3160 0 10800 3160 18440 10800 21600 18440 18440 21600 10800 18440 3160" draw:text-areas="3200 3200 18400 18400" draw:type="ellipse"/></draw:custom-shape><draw:connector draw:style-name="gr31" draw:text-style-name="P30" draw:type="curve" svg:x1="4.4362in" svg:y1="1.9827in" svg:x2="4.4362in" svg:y2="1.2961in" draw:start-shape="id36" draw:end-shape="id41" svg:d="m6388 2855v-989"><text:p/></draw:connector><draw:connector draw:style-name="gr32" draw:text-style-name="P30" draw:type="curve" svg:x1="4.4354in" svg:y1="0.6126in" svg:x2="4.5972in" svg:y2="0.9043in" draw:start-shape="id41" draw:start-glue-point="4" draw:end-shape="id41" draw:end-glue-point="11" svg:d="m6387 1207c0-426 233-473 233 95"><text:p/></draw:connector><draw:custom-shape draw:style-name="gr33" draw:text-style-name="P30" draw:id="id42" svg:width="0.4571in" svg:height="0.4587in" svg:x="5.5764in" svg:y="3.1272in"><text:p/><draw:enhanced-geometry svg:viewBox="0 0 21600 21600" draw:glue-points="10800 0 3160 3160 0 10800 3160 18440 10800 21600 18440 18440 21600 10800 18440 3160" draw:text-areas="3200 3200 18400 18400" draw:type="ellipse"/></draw:custom-shape><draw:custom-shape draw:style-name="gr34" draw:text-style-name="P30" draw:id="id43" svg:width="0.4571in" svg:height="0.4587in" svg:x="4.2075in" svg:y="3.1272in"><text:p/><draw:enhanced-geometry svg:viewBox="0 0 21600 21600" draw:glue-points="10800 0 3160 3160 0 10800 3160 18440 10800 21600 18440 18440 21600 10800 18440 3160" draw:text-areas="3200 3200 18400 18400" draw:type="ellipse"/></draw:custom-shape><draw:connector draw:style-name="gr35" draw:text-style-name="P30" draw:type="curve" svg:x1="5.8039in" svg:y1="2.4413in" svg:x2="5.8047in" svg:y2="3.1276in" draw:start-shape="id37" draw:start-glue-point="8" draw:end-shape="id42" svg:d="m8358 3515c0 741 1 247 1 988"><text:p/></draw:connector><draw:connector draw:style-name="gr36" draw:text-style-name="P30" draw:type="curve" svg:x1="5.5764in" svg:y1="3.3559in" svg:x2="4.6646in" svg:y2="3.3559in" draw:start-shape="id42" draw:start-glue-point="6" draw:end-shape="id43" draw:end-glue-point="10" svg:d="m8030 4832h-1313"><text:p/></draw:connector><draw:connector draw:style-name="gr37" draw:text-style-name="P30" draw:type="curve" svg:x1="4.4354in" svg:y1="3.8106in" svg:x2="4.5972in" svg:y2="3.5181in" draw:start-shape="id43" draw:start-glue-point="8" draw:end-shape="id43" draw:end-glue-point="9" svg:d="m6387 5163c0 424 233 473 233-97"><text:p/></draw:connector><draw:connector draw:style-name="gr38" draw:text-style-name="P30" draw:type="curve" svg:x1="5.8039in" svg:y1="3.8106in" svg:x2="5.9657in" svg:y2="3.5181in" draw:start-shape="id42" draw:start-glue-point="8" draw:end-shape="id42" draw:end-glue-point="9" svg:d="m8358 5163c0 424 233 473 233-97"><text:p/></draw:connector><draw:connector draw:style-name="gr39" draw:text-style-name="P30" draw:type="curve" svg:x1="6.0331in" svg:y1="2.2114in" svg:x2="6.7795in" svg:y2="2.2142in" draw:start-shape="id37" draw:start-glue-point="10" svg:d="m8688 3184c1018 0 481 4 1075 4"><text:p/></draw:connector><draw:custom-shape draw:style-name="gr40" draw:text-style-name="P30" svg:width="0.3488in" svg:height="0.3504in" svg:x="0.8382in" svg:y="0.8906in"><text:p/><draw:enhanced-geometry svg:viewBox="0 0 21600 21600" draw:glue-points="10800 0 3160 3160 0 10800 3160 18440 10800 21600 18440 18440 21600 10800 18440 3160" draw:text-areas="3200 3200 18400 18400" draw:type="ellipse"/></draw:custom-shape><draw:custom-shape draw:style-name="gr41" draw:text-style-name="P30" svg:width="0.348in" svg:height="0.3504in" svg:x="3.1193in" svg:y="0.8906in"><text:p/><draw:enhanced-geometry svg:viewBox="0 0 21600 21600" draw:glue-points="10800 0 3160 3160 0 10800 3160 18440 10800 21600 18440 18440 21600 10800 18440 3160" draw:text-areas="3200 3200 18400 18400" draw:type="ellipse"/></draw:custom-shape><draw:custom-shape draw:style-name="gr42" draw:text-style-name="P30" svg:width="0.3476in" svg:height="0.3496in" svg:x="4.2681in" svg:y="0.8945in"><text:p/><draw:enhanced-geometry svg:viewBox="0 0 21600 21600" draw:glue-points="10800 0 3160 3160 0 10800 3160 18440 10800 21600 18440 18440 21600 10800 18440 3160" draw:text-areas="3200 3200 18400 18400" draw:type="ellipse"/></draw:custom-shape><draw:custom-shape draw:style-name="gr43" draw:text-style-name="P30" svg:width="0.348in" svg:height="0.3504in" svg:x="4.2646in" svg:y="3.1835in"><text:p/><draw:enhanced-geometry svg:viewBox="0 0 21600 21600" draw:glue-points="10800 0 3160 3160 0 10800 3160 18440 10800 21600 18440 18440 21600 10800 18440 3160" draw:text-areas="3200 3200 18400 18400" draw:type="ellipse"/></draw:custom-shape><draw:frame draw:style-name="gr44" draw:text-style-name="P32" svg:width="0.6843in" svg:height="0.287in" svg:x="1.0146in" svg:y="1.9827in"><draw:text-box><text:p text:style-name="P31"><text:span text:style-name="T15">B/B R</text:span></text:p></draw:text-box></draw:frame><draw:frame draw:style-name="gr45" draw:text-style-name="P32" svg:width="0.685in" svg:height="0.287in" svg:x="2.3831in" svg:y="1.9827in"><draw:text-box><text:p text:style-name="P31"><text:span text:style-name="T15">x/x R</text:span></text:p></draw:text-box></draw:frame><draw:frame draw:style-name="gr46" draw:text-style-name="P32" svg:width="0.6843in" svg:height="0.287in" svg:x="2.1067in" svg:y="1.4563in"><draw:text-box><text:p text:style-name="P31"><text:span text:style-name="T15">y/b R</text:span></text:p></draw:text-box></draw:frame><draw:frame draw:style-name="gr47" draw:text-style-name="P32" svg:width="0.6843in" svg:height="0.4748in" svg:x="2.3327in" svg:y="0.4016in"><draw:text-box><text:p text:style-name="P31"><text:span text:style-name="T15">x/a R</text:span></text:p><text:p text:style-name="P31"><text:span text:style-name="T15">y/b R</text:span></text:p></draw:text-box></draw:frame><draw:frame draw:style-name="gr48" draw:text-style-name="P32" svg:width="0.685in" svg:height="0.287in" svg:x="1.3976in" svg:y="0.7953in"><draw:text-box><text:p text:style-name="P31"><text:span text:style-name="T15">B/B L</text:span></text:p></draw:text-box></draw:frame><draw:frame draw:style-name="gr49" draw:text-style-name="P32" svg:width="0.685in" svg:height="0.287in" svg:x="1.2421in" svg:y="1.2961in"><draw:text-box><text:p text:style-name="P31"><text:span text:style-name="T15">B/B L</text:span></text:p></draw:text-box></draw:frame><draw:frame draw:style-name="gr50" draw:text-style-name="P32" svg:width="0.6843in" svg:height="0.287in" svg:x="3.5236in" svg:y="1.95in"><draw:text-box><text:p text:style-name="P31"><text:span text:style-name="T15">y/y R</text:span></text:p></draw:text-box></draw:frame><draw:frame draw:style-name="gr51" draw:text-style-name="P32" svg:width="0.685in" svg:height="0.287in" svg:x="4.7362in" svg:y="1.9795in"><draw:text-box><text:p text:style-name="P31"><text:span text:style-name="T15">x/x R</text:span></text:p></draw:text-box></draw:frame><draw:connector draw:style-name="gr52" draw:text-style-name="P30" draw:type="curve" svg:x1="3.2949in" svg:y1="2.6661in" svg:x2="3.4559in" svg:y2="2.3736in" draw:start-shape="id35" draw:start-glue-point="8" draw:end-shape="id35" draw:end-glue-point="9" svg:d="m4745 3515c0 424 232 473 232-97"><text:p/></draw:connector><draw:connector draw:style-name="gr53" draw:text-style-name="P30" draw:type="curve" svg:x1="4.4354in" svg:y1="2.6661in" svg:x2="4.5972in" svg:y2="2.3736in" draw:start-shape="id36" draw:start-glue-point="8" draw:end-shape="id36" draw:end-glue-point="9" svg:d="m6387 3515c0 424 233 473 233-97"><text:p/></draw:connector><draw:connector draw:style-name="gr54" draw:text-style-name="P30" draw:type="curve" svg:x1="5.8039in" svg:y1="1.7579in" svg:x2="5.9657in" svg:y2="2.0488in" draw:start-shape="id37" draw:start-glue-point="4" draw:end-shape="id37" draw:end-glue-point="11" svg:d="m8358 2855c0-424 233-472 233 95"><text:p/></draw:connector><draw:frame draw:style-name="gr55" draw:text-style-name="P32" svg:width="0.6835in" svg:height="0.287in" svg:x="3.0681in" svg:y="0.3807in"><draw:text-box><text:p text:style-name="P31"><text:span text:style-name="T15">x/a L</text:span></text:p></draw:text-box></draw:frame><draw:frame draw:style-name="gr56" draw:text-style-name="P32" svg:width="0.685in" svg:height="0.287in" svg:x="3.2594in" svg:y="1.4563in"><draw:text-box><text:p text:style-name="P31"><text:span text:style-name="T15">B/B L</text:span></text:p></draw:text-box></draw:frame><draw:frame draw:style-name="gr57" draw:text-style-name="P32" svg:width="0.685in" svg:height="0.287in" svg:x="4.4362in" svg:y="1.4406in"><draw:text-box><text:p text:style-name="P31"><text:span text:style-name="T15">B/B L</text:span></text:p></draw:text-box></draw:frame><draw:frame draw:style-name="gr58" draw:text-style-name="P32" svg:width="0.685in" svg:height="0.4748in" svg:x="4.2799in" svg:y="0.2126in"><draw:text-box><text:p text:style-name="P31"><text:span text:style-name="T15">x/a L</text:span></text:p><text:p text:style-name="P31"><text:span text:style-name="T15">y/a L</text:span></text:p></draw:text-box></draw:frame><draw:frame draw:style-name="gr59" draw:text-style-name="P32" svg:width="0.6835in" svg:height="0.287in" svg:x="3.0681in" svg:y="2.6378in"><draw:text-box><text:p text:style-name="P31"><text:span text:style-name="T15">x/x R</text:span></text:p></draw:text-box></draw:frame><draw:frame draw:style-name="gr60" draw:text-style-name="P32" svg:width="0.685in" svg:height="0.287in" svg:x="4.2075in" svg:y="2.6378in"><draw:text-box><text:p text:style-name="P31"><text:span text:style-name="T15">y/y R</text:span></text:p></draw:text-box></draw:frame><draw:frame draw:style-name="gr61" draw:text-style-name="P32" svg:width="0.685in" svg:height="0.287in" svg:x="5.5764in" svg:y="1.5244in"><draw:text-box><text:p text:style-name="P31"><text:span text:style-name="T15">x/x R</text:span></text:p></draw:text-box></draw:frame><draw:frame draw:style-name="gr62" draw:text-style-name="P32" svg:width="0.6843in" svg:height="0.287in" svg:x="6.0331in" svg:y="1.9862in"><draw:text-box><text:p text:style-name="P31"><text:span text:style-name="T15">B/B L</text:span></text:p></draw:text-box></draw:frame><draw:frame draw:style-name="gr63" draw:text-style-name="P32" svg:width="0.685in" svg:height="0.287in" svg:x="5.8039in" svg:y="2.4413in"><draw:text-box><text:p text:style-name="P31"><text:span text:style-name="T15">y/y R</text:span></text:p></draw:text-box></draw:frame><draw:frame draw:style-name="gr64" draw:text-style-name="P32" svg:width="0.685in" svg:height="0.4748in" svg:x="5.5764in" svg:y="3.7823in"><draw:text-box><text:p text:style-name="P31"><text:span text:style-name="T15">x/x R</text:span></text:p><text:p text:style-name="P31"><text:span text:style-name="T15">y/y R</text:span></text:p></draw:text-box></draw:frame><draw:frame draw:style-name="gr65" draw:text-style-name="P32" svg:width="0.6843in" svg:height="0.287in" svg:x="4.8921in" svg:y="3.1272in"><draw:text-box><text:p text:style-name="P31"><text:span text:style-name="T15">B/B L</text:span></text:p></draw:text-box></draw:frame><draw:frame draw:style-name="gr66" draw:text-style-name="P32" svg:width="0.685in" svg:height="0.4748in" svg:x="4.2075in" svg:y="3.815in"><draw:text-box><text:p text:style-name="P31"><text:span text:style-name="T15">x/a R</text:span></text:p><text:p text:style-name="P31"><text:span text:style-name="T15">y/b R</text:span></text:p></draw:text-box></draw:frame><draw:frame draw:style-name="gr67" draw:text-style-name="P32" svg:width="0.6843in" svg:height="0.4748in" svg:x="0.7866in" svg:y="0.2496in"><draw:text-box><text:p text:style-name="P31"><text:span text:style-name="T15">a/a L</text:span></text:p><text:p text:style-name="P31"><text:span text:style-name="T15">b/b L</text:span></text:p></draw:text-box></draw:frame><draw:frame draw:style-name="gr68" draw:text-style-name="P33" svg:width="1.1406in" svg:height="0.3913in" svg:x="0.6067in" svg:y="3.9232in"><draw:text-box><text:p text:style-name="P31"><text:span text:style-name="T14">CHECK</text:span></text:p></draw:text-box></draw:frame><draw:connector draw:style-name="gr69" draw:text-style-name="P30" draw:type="curve" svg:x1="0.311in" svg:y1="2.2217in" svg:x2="1.9272in" svg:y2="2.2114in" draw:end-shape="id34" draw:end-glue-point="6" svg:d="m448 3199c1533 0 370-15 2327-15"><text:p/></draw:connector><draw:custom-shape draw:style-name="gr70" draw:text-style-name="P30" draw:id="id38" svg:width="0.4559in" svg:height="0.4594in" svg:x="1.9331in" svg:y="0.8327in"><text:p/><draw:enhanced-geometry svg:viewBox="0 0 21600 21600" draw:glue-points="10800 0 3160 3160 0 10800 3160 18440 10800 21600 18440 18440 21600 10800 18440 3160" draw:text-areas="3200 3200 18400 18400" draw:type="ellipse"/></draw:custom-shape><draw:connector draw:style-name="gr71" draw:text-style-name="P30" draw:type="curve" svg:x1="2.1602in" svg:y1="0.6071in" svg:x2="2.3213in" svg:y2="0.8988in" draw:start-shape="id38" draw:start-glue-point="4" draw:end-shape="id38" draw:end-glue-point="11" svg:d="m3111 1199c0-426 232-473 232 95"><text:p/></draw:connector></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g text:anchor-type="paragraph" draw:z-index="7" draw:style-name="gr7"><draw:custom-shape draw:style-name="gr72" draw:text-style-name="P30" svg:width="6.348in" svg:height="3.9579in" svg:x="0.3071in" svg:y="0.0547in"><text:p/><draw:enhanced-geometry svg:viewBox="0 0 21600 21600" draw:type="rectangle" draw:enhanced-path="M 0 0 L 21600 0 21600 21600 0 21600 0 0 Z N"/></draw:custom-shape><draw:custom-shape draw:style-name="gr73" draw:text-style-name="P30" draw:id="id45" svg:width="0.415in" svg:height="0.4169in" svg:x="1.7079in" svg:y="1.6421in"><text:p/><draw:enhanced-geometry svg:viewBox="0 0 21600 21600" draw:glue-points="10800 0 3160 3160 0 10800 3160 18440 10800 21600 18440 18440 21600 10800 18440 3160" draw:text-areas="3200 3200 18400 18400" draw:type="ellipse"/></draw:custom-shape><draw:custom-shape draw:style-name="gr74" draw:text-style-name="P30" draw:id="id46" svg:width="0.4157in" svg:height="0.4161in" svg:x="2.8028in" svg:y="1.6409in"><text:p/><draw:enhanced-geometry svg:viewBox="0 0 21600 21600" draw:glue-points="10800 0 3160 3160 0 10800 3160 18440 10800 21600 18440 18440 21600 10800 18440 3160" draw:text-areas="3200 3200 18400 18400" draw:type="ellipse"/></draw:custom-shape><draw:custom-shape draw:style-name="gr75" draw:text-style-name="P30" draw:id="id47" svg:width="0.415in" svg:height="0.4161in" svg:x="3.7508in" svg:y="1.6409in"><text:p/><draw:enhanced-geometry svg:viewBox="0 0 21600 21600" draw:glue-points="10800 0 3160 3160 0 10800 3160 18440 10800 21600 18440 18440 21600 10800 18440 3160" draw:text-areas="3200 3200 18400 18400" draw:type="ellipse"/></draw:custom-shape><draw:custom-shape draw:style-name="gr76" draw:text-style-name="P30" draw:id="id49" svg:width="0.415in" svg:height="0.4169in" svg:x="3.7508in" svg:y="0.7327in"><text:p/><draw:enhanced-geometry svg:viewBox="0 0 21600 21600" draw:glue-points="10800 0 3160 3160 0 10800 3160 18440 10800 21600 18440 18440 21600 10800 18440 3160" draw:text-areas="3200 3200 18400 18400" draw:type="ellipse"/></draw:custom-shape><draw:custom-shape draw:style-name="gr77" draw:text-style-name="P30" draw:id="id50" svg:width="0.4157in" svg:height="0.4161in" svg:x="2.8028in" svg:y="0.7346in"><text:p/><draw:enhanced-geometry svg:viewBox="0 0 21600 21600" draw:glue-points="10800 0 3160 3160 0 10800 3160 18440 10800 21600 18440 18440 21600 10800 18440 3160" draw:text-areas="3200 3200 18400 18400" draw:type="ellipse"/></draw:custom-shape><draw:custom-shape draw:style-name="gr78" draw:text-style-name="P30" draw:id="id48" svg:width="0.415in" svg:height="0.4169in" svg:x="4.6583in" svg:y="1.6421in"><text:p/><draw:enhanced-geometry svg:viewBox="0 0 21600 21600" draw:glue-points="10800 0 3160 3160 0 10800 3160 18440 10800 21600 18440 18440 21600 10800 18440 3160" draw:text-areas="3200 3200 18400 18400" draw:type="ellipse"/></draw:custom-shape><draw:custom-shape draw:style-name="gr79" draw:text-style-name="P30" draw:id="id51" svg:width="0.415in" svg:height="0.4169in" svg:x="4.6583in" svg:y="2.5504in"><text:p/><draw:enhanced-geometry svg:viewBox="0 0 21600 21600" draw:glue-points="10800 0 3160 3160 0 10800 3160 18440 10800 21600 18440 18440 21600 10800 18440 3160" draw:text-areas="3200 3200 18400 18400" draw:type="ellipse"/></draw:custom-shape><draw:connector draw:style-name="gr80" draw:text-style-name="P30" draw:type="curve" svg:x1="1.0535in" svg:y1="1.8476in" svg:x2="1.7079in" svg:y2="1.8496in" draw:start-shape="id44" draw:start-glue-point="10" draw:end-shape="id45" draw:end-glue-point="6" svg:d="m1517 2661c706 0 236 3 942 3"><text:p/></draw:connector><draw:connector draw:style-name="gr81" draw:text-style-name="P30" draw:type="curve" svg:x1="1.9138in" svg:y1="1.4173in" svg:x2="2.061in" svg:y2="1.702in" draw:start-shape="id45" draw:start-glue-point="4" draw:end-shape="id45" draw:end-glue-point="11" svg:d="m2756 2365c0-424 212-467 212 86"><text:p/></draw:connector><draw:connector draw:style-name="gr82" draw:text-style-name="P30" draw:type="curve" svg:x1="2.1209in" svg:y1="1.85in" svg:x2="2.8028in" svg:y2="1.8484in" draw:start-shape="id45" draw:start-glue-point="10" draw:end-shape="id46" svg:d="m3054 2664c738 0 247-2 982-2"><text:p/></draw:connector><draw:connector draw:style-name="gr83" draw:text-style-name="P30" draw:type="curve" svg:x1="3.0098in" svg:y1="2.2811in" svg:x2="3.1571in" svg:y2="1.9957in" draw:start-shape="id46" draw:start-glue-point="8" draw:end-shape="id46" draw:end-glue-point="9" svg:d="m4334 2960c0 426 212 469 212-86"><text:p/></draw:connector><draw:connector draw:style-name="gr84" draw:text-style-name="P30" draw:type="curve" svg:x1="3.2181in" svg:y1="1.8476in" svg:x2="3.7508in" svg:y2="1.8484in" draw:start-shape="id46" draw:start-glue-point="10" draw:end-shape="id47" svg:d="m4634 2661c574 0 191 1 767 1"><text:p/></draw:connector><draw:connector draw:style-name="gr85" draw:text-style-name="P30" draw:type="curve" svg:x1="4.1638in" svg:y1="1.8476in" svg:x2="4.6583in" svg:y2="1.8496in" draw:start-shape="id47" draw:start-glue-point="10" draw:end-shape="id48" draw:end-glue-point="6" svg:d="m5996 2661c534 0 178 3 712 3"><text:p/></draw:connector><draw:connector draw:style-name="gr86" draw:text-style-name="P30" draw:type="curve" svg:x1="4.8646in" svg:y1="1.6421in" svg:x2="4.1638in" svg:y2="0.9402in" draw:start-shape="id48" draw:start-glue-point="4" draw:end-shape="id49" draw:end-glue-point="10" svg:d="m7005 2365c0-674-336-1011-1009-1011"><text:p/></draw:connector><draw:connector draw:style-name="gr87" draw:text-style-name="P30" draw:type="curve" svg:x1="3.7508in" svg:y1="0.9402in" svg:x2="3.2181in" svg:y2="0.9417in" draw:start-shape="id49" draw:start-glue-point="6" draw:end-shape="id50" draw:end-glue-point="10" svg:d="m5401 1354c-576 0-193 2-767 2"><text:p/></draw:connector><draw:connector draw:style-name="gr88" draw:text-style-name="P30" draw:type="curve" svg:x1="3.9571in" svg:y1="0.5075in" svg:x2="4.1043in" svg:y2="0.7921in" draw:start-shape="id49" draw:start-glue-point="4" draw:end-shape="id49" draw:end-glue-point="11" svg:d="m5698 1055c0-424 212-467 212 86"><text:p/></draw:connector><draw:connector draw:style-name="gr89" draw:text-style-name="P30" draw:type="curve" svg:x1="3.0098in" svg:y1="0.5091in" svg:x2="3.1571in" svg:y2="0.7945in" draw:start-shape="id50" draw:start-glue-point="4" draw:end-shape="id50" draw:end-glue-point="11" svg:d="m4334 1058c0-426 212-469 212 86"><text:p/></draw:connector><draw:connector draw:style-name="gr90" draw:text-style-name="P30" draw:type="curve" svg:x1="4.8646in" svg:y1="2.0575in" svg:x2="4.8646in" svg:y2="2.5504in" draw:start-shape="id48" draw:start-glue-point="8" draw:end-shape="id51" draw:end-glue-point="4" svg:d="m7005 2963v710"><text:p/></draw:connector><draw:custom-shape draw:style-name="gr91" draw:text-style-name="P30" draw:id="id53" svg:width="0.415in" svg:height="0.4169in" svg:x="5.5425in" svg:y="1.6539in"><text:p/><draw:enhanced-geometry svg:viewBox="0 0 21600 21600" draw:glue-points="10800 0 3160 3160 0 10800 3160 18440 10800 21600 18440 18440 21600 10800 18440 3160" draw:text-areas="3200 3200 18400 18400" draw:type="ellipse"/></draw:custom-shape><draw:custom-shape draw:style-name="gr92" draw:text-style-name="P30" draw:id="id52" svg:width="0.415in" svg:height="0.4169in" svg:x="3.7508in" svg:y="2.5484in"><text:p/><draw:enhanced-geometry svg:viewBox="0 0 21600 21600" draw:glue-points="10800 0 3160 3160 0 10800 3160 18440 10800 21600 18440 18440 21600 10800 18440 3160" draw:text-areas="3200 3200 18400 18400" draw:type="ellipse"/></draw:custom-shape><draw:connector draw:style-name="gr93" draw:text-style-name="P30" draw:type="curve" svg:x1="3.7508in" svg:y1="2.7563in" svg:x2="0.8465in" svg:y2="2.0555in" draw:start-shape="id52" draw:start-glue-point="6" draw:end-shape="id44" draw:end-glue-point="8" svg:d="m5401 3969c-2788 0-4182-336-4182-1009"><text:p/></draw:connector><draw:connector draw:style-name="gr94" draw:text-style-name="P30" draw:type="curve" svg:x1="4.6583in" svg:y1="2.7583in" svg:x2="4.1638in" svg:y2="2.7563in" draw:start-shape="id51" draw:start-glue-point="6" draw:end-shape="id52" draw:end-glue-point="10" svg:d="m6708 3972c-534 0-178-3-712-3"><text:p/></draw:connector><draw:connector draw:style-name="gr95" draw:text-style-name="P30" draw:type="curve" svg:x1="6.1815in" svg:y1="1.8618in" svg:x2="5.8961in" svg:y2="1.4228in" draw:start-shape="id53" draw:start-glue-point="10" draw:end-shape="id53" draw:end-glue-point="11" svg:d="m8576 2681c426 0 355-291 227-483s-313-283-313 270"><text:p/></draw:connector><draw:connector draw:style-name="gr96" draw:text-style-name="P30" draw:type="curve" svg:x1="5.2972in" svg:y1="2.7583in" svg:x2="5.0118in" svg:y2="2.9063in" draw:start-shape="id51" draw:start-glue-point="10" draw:end-shape="id51" draw:end-glue-point="9" svg:d="m7303 3972c426 0 469 213-86 213"><text:p/></draw:connector><draw:connector draw:style-name="gr97" draw:text-style-name="P30" draw:type="curve" svg:x1="3.9571in" svg:y1="3.1902in" svg:x2="4.1043in" svg:y2="2.9039in" draw:start-shape="id52" draw:start-glue-point="8" draw:end-shape="id52" draw:end-glue-point="9" svg:d="m5698 4268c0 427 212 470 212-86"><text:p/></draw:connector><draw:frame draw:style-name="gr98" draw:text-style-name="P32" svg:width="0.6807in" svg:height="0.287in" svg:x="1.0945in" svg:y="1.6091in"><draw:text-box><text:p text:style-name="P31"><text:span text:style-name="T15">x/B L</text:span></text:p></draw:text-box></draw:frame><draw:frame draw:style-name="gr99" draw:text-style-name="P32" svg:width="0.6815in" svg:height="0.287in" svg:x="1.6681in" svg:y="1.1866in"><draw:text-box><text:p text:style-name="P31"><text:span text:style-name="T15">x/x L</text:span></text:p></draw:text-box></draw:frame><draw:frame draw:style-name="gr100" draw:text-style-name="P32" svg:width="0.6807in" svg:height="0.287in" svg:x="3.0307in" svg:y="2.5165in"><draw:text-box><text:p text:style-name="P31"><text:span text:style-name="T15">B/B L</text:span></text:p></draw:text-box></draw:frame><draw:frame draw:style-name="gr101" draw:text-style-name="P32" svg:width="0.6807in" svg:height="0.287in" svg:x="2.1224in" svg:y="1.6091in"><draw:text-box><text:p text:style-name="P31"><text:span text:style-name="T15">y/y L</text:span></text:p></draw:text-box></draw:frame><draw:frame draw:style-name="gr102" draw:text-style-name="P32" svg:width="0.6815in" svg:height="0.287in" svg:x="2.8028in" svg:y="2.2181in"><draw:text-box><text:p text:style-name="P31"><text:span text:style-name="T15">y/y L</text:span></text:p></draw:text-box></draw:frame><draw:frame draw:style-name="gr103" draw:text-style-name="P32" svg:width="0.6815in" svg:height="0.4748in" svg:x="3.1728in" svg:y="1.4386in"><draw:text-box><text:p text:style-name="P31"><text:span text:style-name="T15">b/b R</text:span></text:p><text:p text:style-name="P31"><text:span text:style-name="T15">x/x R</text:span></text:p></draw:text-box></draw:frame><draw:frame draw:style-name="gr104" draw:text-style-name="P32" svg:width="0.6815in" svg:height="0.287in" svg:x="4.1291in" svg:y="1.5728in"><draw:text-box><text:p text:style-name="P31"><text:span text:style-name="T15">y/b R</text:span></text:p></draw:text-box></draw:frame><draw:frame draw:style-name="gr105" draw:text-style-name="P32" svg:width="0.6815in" svg:height="0.287in" svg:x="4.8106in" svg:y="1.1539in"><draw:text-box><text:p text:style-name="P31"><text:span text:style-name="T15">x/a R</text:span></text:p></draw:text-box></draw:frame><draw:frame draw:style-name="gr106" draw:text-style-name="P32" svg:width="0.6815in" svg:height="0.287in" svg:x="3.9382in" svg:y="0.2791in"><draw:text-box><text:p text:style-name="P31"><text:span text:style-name="T15">x/a R</text:span></text:p></draw:text-box></draw:frame><draw:frame draw:style-name="gr107" draw:text-style-name="P32" svg:width="0.6815in" svg:height="0.287in" svg:x="3.2571in" svg:y="0.7004in"><draw:text-box><text:p text:style-name="P31"><text:span text:style-name="T15">B/B L</text:span></text:p></draw:text-box></draw:frame><draw:frame draw:style-name="gr108" draw:text-style-name="P32" svg:width="0.6815in" svg:height="0.4748in" svg:x="2.8028in" svg:y="0.1354in"><draw:text-box><text:p text:style-name="P31"><text:span text:style-name="T15">x/a L</text:span></text:p><text:p text:style-name="P31"><text:span text:style-name="T15">b/b L</text:span></text:p></draw:text-box></draw:frame><draw:frame draw:style-name="gr109" draw:text-style-name="P32" svg:width="0.6815in" svg:height="0.287in" svg:x="4.8465in" svg:y="2.0949in"><draw:text-box><text:p text:style-name="P31"><text:span text:style-name="T15">y/y R</text:span></text:p></draw:text-box></draw:frame><draw:frame draw:style-name="gr110" draw:text-style-name="P32" svg:width="0.6815in" svg:height="0.287in" svg:x="5.2217in" svg:y="2.5484in"><draw:text-box><text:p text:style-name="P31"><text:span text:style-name="T15">y/y R</text:span></text:p></draw:text-box></draw:frame><draw:frame draw:style-name="gr111" draw:text-style-name="P32" svg:width="0.6807in" svg:height="0.287in" svg:x="4.9807in" svg:y="1.5909in"><draw:text-box><text:p text:style-name="P31"><text:span text:style-name="T15">B/B L</text:span></text:p></draw:text-box></draw:frame><draw:frame draw:style-name="gr112" draw:text-style-name="P32" svg:width="0.6815in" svg:height="0.4748in" svg:x="6.1118in" svg:y="1.5799in"><draw:text-box><text:p text:style-name="P31"><text:span text:style-name="T15">b/b L</text:span></text:p><text:p text:style-name="P31"><text:span text:style-name="T15">x/a L</text:span></text:p></draw:text-box></draw:frame><draw:frame draw:style-name="gr113" draw:text-style-name="P32" svg:width="0.6815in" svg:height="0.287in" svg:x="3.4843in" svg:y="3.0283in"><draw:text-box><text:p text:style-name="P31"><text:span text:style-name="T15">x/x R</text:span></text:p></draw:text-box></draw:frame><draw:custom-shape draw:style-name="gr114" draw:text-style-name="P30" svg:width="0.3043in" svg:height="0.3051in" svg:x="5.598in" svg:y="1.711in"><text:p/><draw:enhanced-geometry svg:viewBox="0 0 21600 21600" draw:glue-points="10800 0 3160 3160 0 10800 3160 18440 10800 21600 18440 18440 21600 10800 18440 3160" draw:text-areas="3200 3200 18400 18400" draw:type="ellipse"/></draw:custom-shape><draw:custom-shape draw:style-name="gr115" draw:text-style-name="P30" draw:id="id44" svg:width="0.415in" svg:height="0.4161in" svg:x="0.6402in" svg:y="1.6409in"><text:p/><draw:enhanced-geometry svg:viewBox="0 0 21600 21600" draw:glue-points="10800 0 3160 3160 0 10800 3160 18440 10800 21600 18440 18440 21600 10800 18440 3160" draw:text-areas="3200 3200 18400 18400" draw:type="ellipse"/></draw:custom-shape><draw:connector draw:style-name="gr116" draw:text-style-name="P30" draw:type="curve" svg:x1="0.2035in" svg:y1="1.8531in" svg:x2="0.6402in" svg:y2="1.8476in" draw:end-shape="id44" draw:end-glue-point="6" svg:d="m293 2669c259 0-55-8 629-8"><text:p/></draw:connector><draw:frame draw:style-name="gr117" draw:text-style-name="P32" svg:width="0.6815in" svg:height="0.287in" svg:x="4.1654in" svg:y="2.5165in"><draw:text-box><text:p text:style-name="P31"><text:span text:style-name="T15">x/x R</text:span></text:p></draw:text-box></draw:frame><draw:frame draw:style-name="gr118" draw:text-style-name="P33" svg:width="1.3622in" svg:height="0.3913in" svg:x="0.5335in" svg:y="3.5673in"><draw:text-box><text:p text:style-name="P31"><text:span text:style-name="T14">REPLACE</text:span></text:p></draw:text-box></draw:frame><draw:connector draw:style-name="gr119" draw:text-style-name="P30" draw:type="curve" svg:x1="5.0717in" svg:y1="1.85in" svg:x2="5.5425in" svg:y2="1.8618in" draw:start-shape="id48" draw:start-glue-point="10" draw:end-shape="id53" draw:end-glue-point="6" svg:d="m7303 2664c508 0 170 17 678 17"><text:p/></draw:connector></draw:g><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1. CHECK:</text:p>
      <text:p text:style-name="P9">i) Check that the input string is of the form x+y+x+. If this format is not satisfied, produce an invalid string. This machines exits at the end of the string</text:p>
      <text:p text:style-name="P9">2. REPLACE:</text:p>
      <text:p text:style-name="P9">i) Starting at the end of the string, for each trailing x and y, erase the x and replace the y with a b. If all the x's are erased, then convert any remaining y's to a's (an invalid string), and move left, also replacing x's with a's. If all the y's are replaced by b's, then replace any remaining x's with a's, moving to the beginning.</text:p>
      <text:p text:style-name="P9">Example reductio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w elem S1*</text:p>
          </table:table-cell>
          <table:table-cell table:style-name="Table3.A1" office:value-type="string">
            <text:p text:style-name="P19">in L?</text:p>
          </table:table-cell>
          <table:table-cell table:style-name="Table3.A1" office:value-type="string">
            <text:p text:style-name="P19">r(w) elem S2*</text:p>
          </table:table-cell>
          <table:table-cell table:style-name="Table3.D1" office:value-type="string">
            <text:p text:style-name="P19">In Q?</text:p>
          </table:table-cell>
        </table:table-row>
        <table:table-row>
          <table:table-cell table:style-name="Table3.A2" office:value-type="string">
            <text:p text:style-name="P18">lambda</text:p>
          </table:table-cell>
          <table:table-cell table:style-name="Table3.A2" office:value-type="string">
            <text:p text:style-name="P18"><text:s/>yes</text:p>
          </table:table-cell>
          <table:table-cell table:style-name="Table3.A2" office:value-type="string">
            <text:p text:style-name="P18">lambda</text:p>
          </table:table-cell>
          <table:table-cell table:style-name="Table3.D2" office:value-type="string">
            <text:p text:style-name="P18">yes</text:p>
          </table:table-cell>
        </table:table-row>
        <table:table-row>
          <table:table-cell table:style-name="Table3.A2" office:value-type="string">
            <text:p text:style-name="P18"><text:span text:style-name="T2">xxxyyyxxx</text:span></text:p>
          </table:table-cell>
          <table:table-cell table:style-name="Table3.A2" office:value-type="string">
            <text:p text:style-name="P18">yes</text:p>
          </table:table-cell>
          <table:table-cell table:style-name="Table3.A2" office:value-type="string">
            <text:p text:style-name="P18">aaabbb</text:p>
          </table:table-cell>
          <table:table-cell table:style-name="Table3.D2" office:value-type="string">
            <text:p text:style-name="P18">yes</text:p>
          </table:table-cell>
        </table:table-row>
        <table:table-row>
          <table:table-cell table:style-name="Table3.A2" office:value-type="string">
            <text:p text:style-name="P18">xyyyx</text:p>
          </table:table-cell>
          <table:table-cell table:style-name="Table3.A2" office:value-type="string">
            <text:p text:style-name="P18">no</text:p>
          </table:table-cell>
          <table:table-cell table:style-name="Table3.A2" office:value-type="string">
            <text:p text:style-name="P18">abaa</text:p>
          </table:table-cell>
          <table:table-cell table:style-name="Table3.D2" office:value-type="string">
            <text:p text:style-name="P18">no</text:p>
          </table:table-cell>
        </table:table-row>
        <table:table-row>
          <table:table-cell table:style-name="Table3.A2" office:value-type="string">
            <text:p text:style-name="P18">xyxxx</text:p>
          </table:table-cell>
          <table:table-cell table:style-name="Table3.A2" office:value-type="string">
            <text:p text:style-name="P18">no</text:p>
          </table:table-cell>
          <table:table-cell table:style-name="Table3.A2" office:value-type="string">
            <text:p text:style-name="P18">abaa</text:p>
          </table:table-cell>
          <table:table-cell table:style-name="Table3.D2" office:value-type="string">
            <text:p text:style-name="P18">no</text:p>
          </table:table-cell>
        </table:table-row>
      </table:table>
      <text:p text:style-name="P9">Generalized reductions:</text:p>
      <text:p text:style-name="P9">lambda -&gt; lambda</text:p>
      <text:p text:style-name="P9">x<text:span text:style-name="T5">i </text:span>| y<text:span text:style-name="T5">i</text:span> -&gt; a<text:span text:style-name="T5">i</text:span></text:p>
      <text:p text:style-name="P9">x<text:span text:style-name="T5">i</text:span>y<text:span text:style-name="T5">j</text:span> -&gt; a<text:span text:style-name="T5">i+j</text:span></text:p>
      <text:p text:style-name="P9">y{x,y}<text:span text:style-name="T5">i</text:span> -&gt; b{a,b}<text:span text:style-name="T5">i</text:span></text:p>
      <text:p text:style-name="P9">x<text:span text:style-name="T5">i</text:span>y<text:span text:style-name="T5">j</text:span>x<text:span text:style-name="T5">k</text:span>y{x,y}<text:span text:style-name="T5">l</text:span> -&gt; a<text:span text:style-name="T5">i</text:span>b<text:span text:style-name="T5">j</text:span>a<text:span text:style-name="T5">k</text:span>b{a,b}<text:span text:style-name="T5">l<text:tab/></text:span></text:p>
      <text:p text:style-name="P9">x<text:span text:style-name="T5">i</text:span>y<text:span text:style-name="T5">j</text:span>x<text:span text:style-name="T5">k</text:span> -&gt; a<text:span text:style-name="T5">i</text:span>b<text:span text:style-name="T5">j</text:span><text:tab/>where j = k</text:p>
      <text:p text:style-name="P9">x<text:span text:style-name="T5">i</text:span>y<text:span text:style-name="T5">j</text:span>x<text:span text:style-name="T5">k</text:span> -&gt; a<text:span text:style-name="T5">i</text:span>b<text:span text:style-name="T5">j</text:span>a<text:span text:style-name="T5">k-j</text:span><text:tab/><text:tab/>where j&lt;k</text:p>
      <text:p text:style-name="P9"><text:soft-page-break/>x<text:span text:style-name="T5">i</text:span>y<text:span text:style-name="T5">j</text:span>x<text:span text:style-name="T5">k </text:span>-&gt; a<text:span text:style-name="T5">i</text:span>b<text:span text:style-name="T5">k</text:span>a<text:span text:style-name="T5">j-k</text:span></text:p>
      <text:p text:style-name="P9"><text:span text:style-name="T6"/></text:p>
      <text:p text:style-name="P4"><text:span text:style-name="T6"/></text:p>
      <text:p text:style-name="P4"><text:span text:style-name="T13">3.</text:span></text:p>
      <text:p text:style-name="P9"><text:tab/>The 'halts on nth transition problem' is recursive because we've set an upper finite bound on the number of possible transitions. R(M)w0001<text:span text:style-name="T5">n+1</text:span> will halt after n+1 transitions no matter what, so an infinite loop is not possible. The language of the halting problem is recursively enumerable but not recursive, as proved in ch. 12.</text:p>
      <text:p text:style-name="P2"/>
      <text:p text:style-name="P2">4.</text:p>
      <text:p text:style-name="P9">The halting problem can be reduced to this problem. Assume we have a machine A that takes as its input R(M)w and decides whether M prints three 1's consecutively:</text:p>
      <text:p text:style-name="P13"><draw:g text:anchor-type="paragraph" draw:z-index="0" draw:style-name="gr1"><draw:custom-shape draw:style-name="gr2" draw:text-style-name="P30" draw:id="id2" svg:width="0.5004in" svg:height="0.5004in" svg:x="1.8854in" svg:y="0.178in"><text:p text:style-name="P29"><text:span text:style-name="T14">A</text:span></text:p><draw:enhanced-geometry svg:viewBox="0 0 21600 21600" draw:mirror-horizontal="false" draw:mirror-vertical="false" draw:type="rectangle" draw:enhanced-path="M 0 0 L 21600 0 21600 21600 0 21600 0 0 Z N"/></draw:custom-shape><draw:frame draw:style-name="gr3" draw:text-style-name="P32" draw:id="id1" svg:width="0.7106in" svg:height="0.287in" svg:x="0.6752in" svg:y="0.285in"><draw:text-box><text:p text:style-name="P31"><text:span text:style-name="T15">R(M)w</text:span></text:p></draw:text-box></draw:frame><draw:connector draw:style-name="gr4" draw:text-style-name="P30" draw:type="curve" svg:x1="1.3854in" svg:y1="0.428in" svg:x2="1.8854in" svg:y2="0.428in" draw:start-shape="id1" draw:start-glue-point="1" draw:end-shape="id2" draw:end-glue-point="3" svg:d="m1995 616h720"><text:p/></draw:connector><draw:frame draw:style-name="gr3" draw:text-style-name="P32" draw:id="id3" svg:width="3.9606in" svg:height="0.287in" svg:x="2.9252in" svg:y="0.1425in"><draw:text-box><text:p text:style-name="P31"><text:span text:style-name="T15">halts and succeeds if M prints 3 1's consecutively </text:span></text:p></draw:text-box></draw:frame><draw:frame draw:style-name="gr3" draw:text-style-name="P32" draw:id="id4" svg:width="3.7504in" svg:height="0.287in" svg:x="2.9252in" svg:y="0.428in"><draw:text-box><text:p text:style-name="P31"><text:span text:style-name="T15">halts and fails otherwise</text:span></text:p></draw:text-box></draw:frame><draw:connector draw:style-name="gr4" draw:text-style-name="P30" draw:type="curve" svg:x1="2.3854in" svg:y1="0.428in" svg:x2="2.9252in" svg:y2="0.2854in" draw:start-shape="id2" draw:start-glue-point="1" draw:end-shape="id3" draw:end-glue-point="3" svg:d="m3435 616c583 0 195-205 777-205"><text:p/></draw:connector><draw:connector draw:style-name="gr4" draw:text-style-name="P30" draw:type="curve" svg:x1="2.3854in" svg:y1="0.428in" svg:x2="2.9252in" svg:y2="0.5709in" draw:start-shape="id2" draw:start-glue-point="1" draw:end-shape="id4" draw:end-glue-point="3" svg:d="m3435 616c583 0 195 206 777 206"><text:p/></draw:connector></draw:g></text:p>
      <text:p text:style-name="P13"/>
      <text:p text:style-name="P13"/>
      <text:p text:style-name="P13"/>
      <text:p text:style-name="P13"/>
      <text:p text:style-name="P9">Now let us define a reduction <text:span text:style-name="T9">Red </text:span><text:span text:style-name="T10">that takes as its input R(M)w:</text:span></text:p>
      <text:p text:style-name="P14">1. Change the alphabet of M so that all 1's become Z's</text:p>
      <text:p text:style-name="P14">2. Convert all transitions in M with 1's to transitions with Z's</text:p>
      <text:p text:style-name="P9"><text:span text:style-name="T10">3. Convert all instances of 1's in </text:span><text:span text:style-name="T9">w </text:span><text:span text:style-name="T10">to Z's</text:span></text:p>
      <text:p text:style-name="P14">4. Take all undefined outgoing transitions in M and route them to a state P:</text:p>
      <text:p text:style-name="P14"><draw:g text:anchor-type="paragraph" draw:z-index="1" draw:style-name="gr1"><draw:custom-shape draw:style-name="gr2" draw:text-style-name="P30" draw:id="id5" svg:width="0.5004in" svg:height="0.5004in" svg:x="1.7539in" svg:y="0.5815in"><text:p text:style-name="P29"><text:span text:style-name="T14">p</text:span></text:p><draw:enhanced-geometry svg:viewBox="0 0 21600 21600" draw:glue-points="10800 0 3160 3160 0 10800 3160 18440 10800 21600 18440 18440 21600 10800 18440 3160" draw:text-areas="3200 3200 18400 18400" draw:type="ellipse"/></draw:custom-shape><draw:custom-shape draw:style-name="gr5" draw:text-style-name="P30" draw:id="id6" svg:width="0.5004in" svg:height="0.5004in" svg:x="2.7539in" svg:y="0.5815in"><text:p/><draw:enhanced-geometry svg:viewBox="0 0 21600 21600" draw:glue-points="10800 0 3160 3160 0 10800 3160 18440 10800 21600 18440 18440 21600 10800 18440 3160" draw:text-areas="3200 3200 18400 18400" draw:type="ellipse"/></draw:custom-shape><draw:custom-shape draw:style-name="gr5" draw:text-style-name="P30" draw:id="id7" svg:width="0.5004in" svg:height="0.5004in" svg:x="3.7539in" svg:y="0.5815in"><text:p/><draw:enhanced-geometry svg:viewBox="0 0 21600 21600" draw:glue-points="10800 0 3160 3160 0 10800 3160 18440 10800 21600 18440 18440 21600 10800 18440 3160" draw:text-areas="3200 3200 18400 18400" draw:type="ellipse"/></draw:custom-shape><draw:custom-shape draw:style-name="gr5" draw:text-style-name="P30" draw:id="id8" svg:width="0.5004in" svg:height="0.5004in" svg:x="4.7539in" svg:y="0.5815in"><text:p/><draw:enhanced-geometry svg:viewBox="0 0 21600 21600" draw:glue-points="10800 0 3160 3160 0 10800 3160 18440 10800 21600 18440 18440 21600 10800 18440 3160" draw:text-areas="3200 3200 18400 18400" draw:type="ellipse"/></draw:custom-shape><draw:connector draw:style-name="gr4" draw:text-style-name="P30" draw:type="curve" svg:x1="2.2528in" svg:y1="0.8307in" svg:x2="2.7543in" svg:y2="0.8307in" draw:start-shape="id5" draw:start-glue-point="10" draw:end-shape="id6" draw:end-glue-point="6" svg:d="m3244 1196h722"><text:p/></draw:connector><draw:connector draw:style-name="gr4" draw:text-style-name="P30" draw:type="curve" svg:x1="3.2528in" svg:y1="0.8307in" svg:x2="3.7543in" svg:y2="0.8307in" draw:start-shape="id6" draw:start-glue-point="10" draw:end-shape="id7" draw:end-glue-point="6" svg:d="m4684 1196h722"><text:p/></draw:connector><draw:connector draw:style-name="gr4" draw:text-style-name="P30" draw:type="curve" svg:x1="4.2528in" svg:y1="0.8307in" svg:x2="4.7543in" svg:y2="0.8307in" draw:start-shape="id7" draw:start-glue-point="10" draw:end-shape="id8" draw:end-glue-point="6" svg:d="m6124 1196h722"><text:p/></draw:connector><draw:connector draw:style-name="gr4" draw:text-style-name="P30" draw:type="curve" svg:x1="1.7441in" svg:y1="0.0689in" svg:x2="2.0031in" svg:y2="0.5815in" draw:end-shape="id5" draw:end-glue-point="4" svg:d="m2512 99c0 342 373-27 373 738"><text:p/></draw:connector><draw:connector draw:style-name="gr4" draw:text-style-name="P30" draw:type="curve" svg:x1="1.4346in" svg:y1="0.235in" svg:x2="1.8264in" svg:y2="0.6539in" draw:end-shape="id5" draw:end-glue-point="5" svg:d="m2066 338c0 162 564-139 564 603"><text:p/></draw:connector><draw:connector draw:style-name="gr4" draw:text-style-name="P30" draw:type="curve" svg:x1="1.2457in" svg:y1="0.5343in" svg:x2="1.7539in" svg:y2="0.8307in" draw:end-shape="id5" draw:end-glue-point="6" svg:d="m1794 769c337 0-28 427 732 427"><text:p/></draw:connector><draw:connector draw:style-name="gr4" draw:text-style-name="P30" draw:type="curve" svg:x1="1.3791in" svg:y1="1.1217in" svg:x2="1.8264in" svg:y2="1.0079in" draw:end-shape="id5" draw:end-glue-point="7" svg:d="m1986 1615c193 0-128-164 644-164"><text:p/></draw:connector><draw:frame draw:style-name="gr6" draw:text-style-name="P32" svg:width="0.7106in" svg:height="0.6622in" svg:x="3.1756in" svg:y="0.0815in"><draw:text-box><text:p text:style-name="P31"><text:span text:style-name="T15">1/1 R</text:span></text:p><text:p text:style-name="P31"><text:span text:style-name="T15">0/1 R</text:span></text:p><text:p text:style-name="P31"><text:span text:style-name="T15">B/1 R</text:span></text:p></draw:text-box></draw:frame><draw:frame draw:style-name="gr6" draw:text-style-name="P32" svg:width="0.7114in" svg:height="0.6622in" svg:x="2.2539in" svg:y="0.0815in"><draw:text-box><text:p text:style-name="P31"><text:span text:style-name="T15">1/1 R</text:span></text:p><text:p text:style-name="P31"><text:span text:style-name="T15">0/1 R</text:span></text:p><text:p text:style-name="P31"><text:span text:style-name="T15">B/1 R</text:span></text:p></draw:text-box></draw:frame><draw:frame draw:style-name="gr6" draw:text-style-name="P32" svg:width="0.7114in" svg:height="0.6622in" svg:x="4.2539in" svg:y="0.0815in"><draw:text-box><text:p text:style-name="P31"><text:span text:style-name="T15">1/1 R</text:span></text:p><text:p text:style-name="P31"><text:span text:style-name="T15">0/1 R</text:span></text:p><text:p text:style-name="P31"><text:span text:style-name="T15">B/1 R</text:span></text:p></draw:text-box></draw:frame></draw:g></text:p>
      <text:p text:style-name="P14"/>
      <text:p text:style-name="P14"/>
      <text:p text:style-name="P14"/>
      <text:p text:style-name="P14"/>
      <text:p text:style-name="P14"/>
      <text:p text:style-name="P14"/>
      <text:p text:style-name="P14"><draw:g text:anchor-type="paragraph" draw:z-index="2" draw:style-name="gr1"><draw:custom-shape draw:style-name="gr2" draw:text-style-name="P30" draw:id="id10" svg:width="0.5004in" svg:height="0.5004in" svg:x="1.6894in" svg:y="0.8555in"><text:p text:style-name="P29"><text:span text:style-name="T14">Red</text:span></text:p><draw:enhanced-geometry svg:viewBox="0 0 21600 21600" draw:type="rectangle" draw:enhanced-path="M 0 0 L 21600 0 21600 21600 0 21600 0 0 Z N"/></draw:custom-shape><draw:custom-shape draw:style-name="gr2" draw:text-style-name="P30" draw:id="id11" svg:width="0.5004in" svg:height="0.5004in" svg:x="3.0972in" svg:y="0.8555in"><text:p text:style-name="P29"><text:span text:style-name="T14">A</text:span></text:p><draw:enhanced-geometry svg:viewBox="0 0 21600 21600" draw:type="rectangle" draw:enhanced-path="M 0 0 L 21600 0 21600 21600 0 21600 0 0 Z N"/></draw:custom-shape><draw:frame draw:style-name="gr3" draw:text-style-name="P32" draw:id="id9" svg:width="0.7106in" svg:height="0.287in" svg:x="0.4929in" svg:y="0.9634in"><draw:text-box><text:p text:style-name="P31"><text:span text:style-name="T15">R(M)w</text:span></text:p></draw:text-box></draw:frame><draw:connector draw:style-name="gr4" draw:text-style-name="P30" draw:type="curve" svg:x1="1.2031in" svg:y1="1.1063in" svg:x2="1.6894in" svg:y2="1.1055in" draw:start-shape="id9" draw:start-glue-point="1" draw:end-shape="id10" draw:end-glue-point="3" svg:d="m1733 1593c525 0 175-1 700-1"><text:p/></draw:connector><draw:connector draw:style-name="gr4" draw:text-style-name="P30" draw:type="curve" svg:x1="2.1894in" svg:y1="1.1055in" svg:x2="3.0969in" svg:y2="1.1055in" draw:start-shape="id10" draw:start-glue-point="1" draw:end-shape="id11" draw:end-glue-point="3" svg:d="m3153 1592h1307"><text:p/></draw:connector><draw:frame draw:style-name="gr3" draw:text-style-name="P32" svg:width="1.0004in" svg:height="0.287in" svg:x="2.2291in" svg:y="0.8201in"><draw:text-box><text:p text:style-name="P31"><text:span text:style-name="T15">R(M')w</text:span></text:p></draw:text-box></draw:frame><draw:frame draw:style-name="gr3" draw:text-style-name="P32" draw:id="id12" svg:width="2.2504in" svg:height="0.6622in" svg:x="4.1894in" svg:y="0.1972in"><draw:text-box><text:p text:style-name="P31"><text:span text:style-name="T15">halts and succeeds if M prints 3 1's consecutively and accepts w</text:span></text:p></draw:text-box></draw:frame><draw:frame draw:style-name="gr3" draw:text-style-name="P32" draw:id="id13" svg:width="2.0004in" svg:height="0.287in" svg:x="4.1894in" svg:y="1.1055in"><draw:text-box><text:p text:style-name="P31"><text:span text:style-name="T15">halts and fails otherwise</text:span></text:p></draw:text-box></draw:frame><draw:connector draw:style-name="gr4" draw:text-style-name="P30" draw:type="curve" svg:x1="3.5972in" svg:y1="1.1059in" svg:x2="4.1898in" svg:y2="0.528in" draw:start-shape="id11" draw:start-glue-point="1" draw:end-shape="id12" draw:end-glue-point="3" svg:d="m5180 1592c640 0 214-832 853-832"><text:p/></draw:connector><draw:connector draw:style-name="gr4" draw:text-style-name="P30" draw:type="curve" svg:x1="3.5972in" svg:y1="1.1055in" svg:x2="4.1898in" svg:y2="1.2484in" draw:start-shape="id11" draw:start-glue-point="1" draw:end-shape="id13" draw:end-glue-point="3" svg:d="m5180 1592c640 0 214 206 853 206"><text:p/></draw:connector></draw:g>This creates a new machine called M'. Thus, R(M')w will print three 1's consecutively if and only if it halts on w. Our new machine is:</text:p>
      <text:p text:style-name="P14"/>
      <text:p text:style-name="P14"/>
      <text:p text:style-name="P14"/>
      <text:p text:style-name="P14"/>
      <text:p text:style-name="P14"/>
      <text:p text:style-name="P14"/>
      <text:p text:style-name="P14">Thus, our machine A, which was assumed to exist, has been shown to solve the Halting Problem, which is impossible.</text:p>
      <text:p text:style-name="P14"/>
      <text:p text:style-name="P2"/>
      <text:p text:style-name="P6">5.</text:p>
      <text:p text:style-name="P9">I'll use indentation trees to show there are no solutions. Each node with n dominoes has successors each with n+1 dominoes, where the n+1st domino is a possible new move. Each branch will terminate with either an endless loop or will have no more possible moves. Also, each rule application is labeled 1-4 from left to right. I think the loops could be proved to be loops using induction, but I assume you aren't looking for that kind of rigor.</text:p>
      <text:p text:style-name="P12">(a)</text:p>
      <text:p text:style-name="P15">#1</text:p>
      <text:p text:style-name="P15">[b ]</text:p>
      <text:p text:style-name="P15">[ba]</text:p>
      <text:p text:style-name="P15"><text:tab/>#1 <text:s/>#4</text:p>
      <text:p text:style-name="P15"><text:tab/>[b ][ab]</text:p>
      <text:p text:style-name="P15"><text:tab/>[ba][ba]</text:p>
      <text:p text:style-name="P15"><text:tab/><text:tab/>#1 <text:s/>#4 <text:s/>#4*</text:p>
      <text:p text:style-name="P15"><text:tab/><text:tab/>[b ][ab]([ab])<text:span text:style-name="T5">i <text:s text:c="3"/></text:span>(or {b(ab)*}) infinite loop</text:p>
      <text:p text:style-name="P15"><text:tab/><text:tab/>[ba][ba]([ba])<text:span text:style-name="T5">i <text:s text:c="3"/></text:span>(or {ba(ba)*}) infinite loop</text:p>
      <text:p text:style-name="P12">(b)</text:p>
      <text:p text:style-name="P16">#1</text:p>
      <text:p text:style-name="P16">[ab]</text:p>
      <text:p text:style-name="P5"><text:tab/>[a ] No options.</text:p>
      <text:p text:style-name="P16">#2</text:p>
      <text:p text:style-name="P16">[ba ]<text:tab/></text:p>
      <text:p text:style-name="P16">[bab]</text:p>
      <text:p text:style-name="P16"><text:tab/>#2 <text:s text:c="2"/>#3</text:p>
      <text:p text:style-name="P16"><text:tab/>[ba ][b ]</text:p>
      <text:p text:style-name="P16"><text:tab/>[bab][aa] No options.</text:p>
      <text:p text:style-name="P16"><text:tab/>#2 <text:s text:c="2"/>#4</text:p>
      <text:p text:style-name="P16"><text:tab/>[ba ][ba]</text:p>
      <text:p text:style-name="P16"><text:tab/>[bab][ab]</text:p>
      <text:p text:style-name="P16"><text:tab/><text:tab/>#2 <text:s text:c="2"/>#4 <text:s/>#3</text:p>
      <text:p text:style-name="P16"><text:tab/><text:tab/>[ba ][ba][b ]<text:tab/></text:p>
      <text:p text:style-name="P16"><text:tab/><text:tab/>[bab][ab][aa]<text:tab/>No options.</text:p>
      <text:p text:style-name="P16"><text:tab/><text:tab/>#2 <text:s text:c="2"/>#4<text:span text:style-name="T5">i</text:span></text:p>
      <text:p text:style-name="P16"><text:tab/><text:tab/>[ba ][ba]<text:span text:style-name="T5">i <text:s/></text:span>(or (ba)<text:span text:style-name="T5">n</text:span>) - endless loop.</text:p>
      <text:p text:style-name="P16"><text:tab/><text:tab/>[bab][ab]<text:span text:style-name="T5">i </text:span><text:s/>(or b(ab)<text:span text:style-name="T5">n</text:span>)</text:p>
      <text:p text:style-name="P16"/>
      <text:p text:style-name="P2">6.</text:p>
      <text:p text:style-name="P9">S<text:span text:style-name="T8">U</text:span> -&gt; bS<text:span text:style-name="T8">U</text:span>1 | b1</text:p>
      <text:p text:style-name="P9">S<text:span text:style-name="T8">U</text:span> -&gt; aaS<text:span text:style-name="T8">U</text:span>2 | aa2</text:p>
      <text:p text:style-name="P9">S<text:span text:style-name="T8">U</text:span> -&gt; abS<text:span text:style-name="T8">U</text:span>3 | ab3</text:p>
      <text:p text:style-name="P9">S<text:span text:style-name="T8">L</text:span> -&gt; bbS<text:span text:style-name="T8">L</text:span>1 | bb1</text:p>
      <text:p text:style-name="P9">S<text:span text:style-name="T8">L</text:span> -&gt; baaS<text:span text:style-name="T8">L</text:span>2 | baa2</text:p>
      <text:p text:style-name="P9">S<text:span text:style-name="T8">L</text:span> -&gt; aS<text:span text:style-name="T8">L</text:span>3 | a3</text:p>
      <text:p text:style-name="P9">L(G<text:span text:style-name="T7">U</text:span>) intersected with L(G<text:span text:style-name="T7">L</text:span>) is not empty. abaa23 and abb13 are two example strings in both languages.</text:p>
      <text:p text:style-name="P3"><text:soft-page-break/>7.</text:p>
      <text:p text:style-name="P23"><text:span text:style-name="T11">I don't entirely understand this proof because I find it hard to read the Scheme, having no experience with the language, but I'll try to discuss some of the points.</text:span></text:p>
      <text:list text:style-name="L1">
        <text:list-item>
          <text:p text:style-name="P24"><text:span text:style-name="T11">Instead of a TM that decides a language, we use a lambda function (lambda(x) ... ), where x is the input string.</text:span></text:p>
        </text:list-item>
        <text:list-item>
          <text:p text:style-name="P24"><text:span text:style-name="T11">Proof of the halting problem: assume there is a decider function A with input w. I can't decipher the definition of the halting problem function, but it looks like 'strange' will halt iff 'strange' loops on 'strange', which is the diagonalization</text:span></text:p>
        </text:list-item>
        <text:list-item>
          <text:p text:style-name="P24"><text:span text:style-name="T11">Rice constructor: A1 and A2 are two acceptors. A2 is run on some new input x iff A1 accepts w.</text:span></text:p>
        </text:list-item>
        <text:list-item>
          <text:p text:style-name="P24"><text:span text:style-name="T11">Rice's theorem: EM is the language of languages that have the property M, which are called L (I think). AL will decide if the input string x has the property defining L. The rice constructor is used to first run some accepter A on w, and will run AL on x iff A halts on w, which is the same thing as our book's proof.</text:span></text:p>
        </text:list-item>
      </text:list>
      <text:p text:style-name="P3">8.</text:p>
      <text:p text:style-name="P11">(a)</text:p>
      <text:p text:style-name="P10">f(3,0) = g(3) = 3</text:p>
      <text:p text:style-name="P10">f(3,1) = h(3,0,f(3,0))</text:p>
      <text:p text:style-name="P10"><text:s text:c="10"/>= h(3,0,3)</text:p>
      <text:p text:style-name="P10"><text:s text:c="10"/>= 3+3 = 6</text:p>
      <text:p text:style-name="P10">f(3,2) = h(3,1,f(3,1))</text:p>
      <text:p text:style-name="P10"><text:s text:c="10"/>= h(3,1,h(3,0,f(3,0)))</text:p>
      <text:p text:style-name="P10"><text:s text:c="10"/>= h(3,1,h(3,0,3))</text:p>
      <text:p text:style-name="P10"><text:s text:c="10"/>= h(3,1,6)</text:p>
      <text:p text:style-name="P10"><text:s text:c="10"/>= 9</text:p>
      <text:p text:style-name="P11">(b)</text:p>
      <text:p text:style-name="P10">f = mult . (p<text:span text:style-name="T7">1</text:span><text:span text:style-name="T5">2</text:span>, p<text:span text:style-name="T7">2</text:span><text:span text:style-name="T5">2</text:span> . s)</text:p>
      <text:p text:style-name="P10">However, mult is itself recursive, and I can't think of a truly non-recursive definition</text:p>
      <text:p text:style-name="P10"/>
      <text:p text:style-name="P3">9.</text:p>
      <text:p text:style-name="P10">(a) f = g . (p<text:span text:style-name="T7">1</text:span><text:span text:style-name="T5">2</text:span>, p<text:span text:style-name="T7">2</text:span><text:span text:style-name="T5">2</text:span>, p<text:span text:style-name="T7">1</text:span><text:span text:style-name="T5">2</text:span>)</text:p>
      <text:p text:style-name="P10">(b) f = g . (p<text:span text:style-name="T7">1</text:span><text:span text:style-name="T5">4</text:span>, p<text:span text:style-name="T7">2</text:span><text:span text:style-name="T5">4</text:span>, p<text:span text:style-name="T7">1</text:span><text:span text:style-name="T5">4</text:span>)</text:p>
      <text:p text:style-name="P10">(c) f = g . (c<text:span text:style-name="T7">1</text:span><text:span text:style-name="T5">1</text:span>, c<text:span text:style-name="T7">2</text:span><text:span text:style-name="T5">1</text:span>, p<text:span text:style-name="T7">1</text:span><text:span text:style-name="T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LMRoman10" svg:font-family="LMRoman10" style:font-pitch="variable"/>
    <style:font-face style:name="cmr10" svg:font-family="cmr10"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style:font-name="cmr10"/>
    </style:style>
    <style:style style:name="T1" style:family="text">
      <style:text-properties style:font-name="LMRoman10"/>
    </style:style>
    <style:style style:name="T2" style:family="text">
      <style:text-properties style:text-position="0% 100%" style:font-name="LMRoman10"/>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text:span text:style-name="T1">J Bo</text:span><text:span text:style-name="T2">l</text:span><text:span text:style-name="T1">ton<text:tab/><text:tab/>p.</text:span> <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5-01T20:53:00</meta:creation-date>
    <dc:date>2011-05-05T21:01:37</dc:date>
    <meta:editing-cycles>196</meta:editing-cycles>
    <meta:editing-duration>PT14H6M18S</meta:editing-duration>
    <meta:user-defined meta:name="Info 1"/>
    <meta:user-defined meta:name="Info 2"/>
    <meta:user-defined meta:name="Info 3"/>
    <meta:user-defined meta:name="Info 4"/>
    <meta:document-statistic meta:table-count="3" meta:image-count="0" meta:object-count="0" meta:page-count="7" meta:paragraph-count="196" meta:word-count="1247" meta:character-count="6156"/>
  </office:meta>
</office:document-meta>
</file>